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847cm" fo:margin-bottom="0.212cm" style:writing-mode="lr-tb"/>
    </style:style>
    <style:style style:name="T1_1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P33" style:family="paragraph" style:parent-style-name="Heading_20_1">
      <style:paragraph-properties fo:break-before="auto" fo:line-height="115%" fo:margin-top="0.847cm" fo:margin-bottom="0.212cm" style:writing-mode="lr-tb"/>
    </style:style>
    <style:style style:name="T33_1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33_2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33_3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P42" style:family="paragraph" style:parent-style-name="Heading_20_1">
      <style:paragraph-properties fo:break-before="auto" fo:line-height="115%" fo:margin-top="0.847cm" fo:margin-bottom="0.212cm" style:writing-mode="lr-tb"/>
    </style:style>
    <style:style style:name="T42_1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42_2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42_3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42_4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42_5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P54" style:family="paragraph" style:parent-style-name="Heading_20_1">
      <style:paragraph-properties fo:break-before="auto" fo:line-height="115%" fo:margin-top="0.847cm" style:writing-mode="lr-tb"/>
    </style:style>
    <style:style style:name="P55" style:family="paragraph" style:parent-style-name="Heading_20_1">
      <style:paragraph-properties fo:break-before="page" fo:line-height="115%" fo:margin-top="0.847cm" fo:margin-bottom="0.212cm" style:writing-mode="lr-tb"/>
    </style:style>
    <style:style style:name="T55_1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55_2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T55_3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70_19" style:family="text"/>
    <style:style style:name="T70_2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70_21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>
      <style:text-properties fo:color="#1155cc" style:text-underline-style="solid" style:text-underline-color="font-color"/>
    </style:style>
    <style:style style:name="T71_19" style:family="text"/>
    <style:style style:name="T71_20" style:family="text">
      <style:text-properties fo:color="#1155cc" style:text-underline-style="solid" style:text-underline-color="font-color"/>
    </style:style>
    <style:style style:name="T71_21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P73" style:family="paragraph" style:parent-style-name="Heading_20_1">
      <style:paragraph-properties fo:break-before="auto" fo:line-height="115%" fo:margin-top="0.847cm" style:writing-mode="lr-tb"/>
    </style:style>
    <style:style style:name="P74" style:family="paragraph" style:parent-style-name="Heading_20_1">
      <style:paragraph-properties fo:break-before="page" fo:line-height="115%" fo:margin-top="0.847cm" fo:margin-bottom="0.212cm" style:writing-mode="lr-tb"/>
    </style:style>
    <style:style style:name="T74_1" style:family="text">
      <style:text-properties fo:color="#000000" style:font-name="Arial" fo:font-size="23pt" style:font-name-asian="Arial" style:font-size-asian="23pt" style:font-name-complex="Arial" style:font-size-complex="23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P105" style:family="paragraph" style:parent-style-name="Standard">
      <style:paragraph-properties fo:break-before="auto" fo:line-height="115%" fo:margin-top="0cm" fo:margin-bottom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</office:automatic-styles>
  <office:body>
    <office:text>
      <text:h text:style-name="P1" text:outline-level="10"><text:bookmark-start text:name="h.ry3vq61jc3uv"/><text:bookmark-end text:name="h.ry3vq61jc3uv"/><text:span text:style-name="T1_1">Keywords</text:span></text:h>
      <text:list text:style-name="LS1" xml:id="list0">
        <text:list-item>
          <text:p text:style-name="P2"><text:span text:style-name="T2_1">and</text:span><text:span text:style-name="T2_2"><text:s/>-<text:s/></text:span><text:span text:style-name="T2_3">Boolean</text:span><text:span text:style-name="T2_4"><text:s/></text:span><text:span text:style-name="T2_5">operator</text:span><text:span text:style-name="T2_6">,<text:s/></text:span><text:span text:style-name="T2_7">only</text:span><text:span text:style-name="T2_8"><text:s/></text:span><text:span text:style-name="T2_9">returns</text:span><text:span text:style-name="T2_10"><text:s/></text:span><text:span text:style-name="T2_11">True</text:span><text:span text:style-name="T2_12"><text:s/></text:span><text:span text:style-name="T2_13">when</text:span><text:span text:style-name="T2_14"><text:s/></text:span><text:span text:style-name="T2_15">both</text:span><text:span text:style-name="T2_16"><text:s/></text:span><text:span text:style-name="T2_17">conditions</text:span><text:span text:style-name="T2_18"><text:s/></text:span><text:span text:style-name="T2_19">are</text:span><text:span text:style-name="T2_20"><text:s/>‘</text:span><text:span text:style-name="T2_21">True</text:span><text:span text:style-name="T2_22">’</text:span></text:p>
        </text:list-item>
        <text:list-item>
          <text:p text:style-name="P3"><text:span text:style-name="T3_1">del</text:span><text:span text:style-name="T3_2"><text:s/>-<text:s/></text:span><text:span text:style-name="T3_3">deletes</text:span><text:span text:style-name="T3_4"><text:s/></text:span><text:span text:style-name="T3_5">objects</text:span><text:span text:style-name="T3_6"><text:s/>(</text:span><text:span text:style-name="T3_7">items</text:span><text:span text:style-name="T3_8"><text:s/></text:span><text:span text:style-name="T3_9">in</text:span><text:span text:style-name="T3_10"><text:s/></text:span><text:span text:style-name="T3_11">a</text:span><text:span text:style-name="T3_12"><text:s/></text:span><text:span text:style-name="T3_13">list</text:span><text:span text:style-name="T3_14">)</text:span></text:p>
        </text:list-item>
        <text:list-item>
          <text:p text:style-name="P4"><text:span text:style-name="T4_1">from</text:span><text:span text:style-name="T4_2"><text:s/>-<text:s/></text:span><text:span text:style-name="T4_3">Opening</text:span><text:span text:style-name="T4_4"><text:s/></text:span><text:span text:style-name="T4_5">part</text:span><text:span text:style-name="T4_6"><text:s/></text:span><text:span text:style-name="T4_7">of</text:span><text:span text:style-name="T4_8"><text:s/></text:span><text:span text:style-name="T4_9">an</text:span><text:span text:style-name="T4_10"><text:s/></text:span><text:span text:style-name="T4_11">import</text:span><text:span text:style-name="T4_12"><text:s/></text:span><text:span text:style-name="T4_13">statement</text:span></text:p>
        </text:list-item>
        <text:list-item>
          <text:p text:style-name="P5"><text:span text:style-name="T5_1">not</text:span><text:span text:style-name="T5_2"><text:s/>-<text:s/></text:span><text:span text:style-name="T5_3">Boolean</text:span><text:span text:style-name="T5_4"><text:s/></text:span><text:span text:style-name="T5_5">operator</text:span><text:span text:style-name="T5_6">,<text:s/></text:span><text:span text:style-name="T5_7">reverses</text:span><text:span text:style-name="T5_8"><text:s/>‘</text:span><text:span text:style-name="T5_9">True</text:span><text:span text:style-name="T5_10">’<text:s/></text:span><text:span text:style-name="T5_11">or</text:span><text:span text:style-name="T5_12"><text:s/>‘</text:span><text:span text:style-name="T5_13">False</text:span><text:span text:style-name="T5_14">’<text:s/></text:span><text:span text:style-name="T5_15">outcomes</text:span></text:p>
        </text:list-item>
        <text:list-item>
          <text:p text:style-name="P6"><text:span text:style-name="T6_1">while</text:span><text:span text:style-name="T6_2"><text:s/>-<text:s/></text:span><text:span text:style-name="T6_3">Continuous</text:span><text:span text:style-name="T6_4"><text:s/></text:span><text:span text:style-name="T6_5">loop</text:span><text:span text:style-name="T6_6"><text:s/>-<text:s/></text:span><text:span text:style-name="T6_7">runs</text:span><text:span text:style-name="T6_8"><text:s/></text:span><text:span text:style-name="T6_9">until</text:span><text:span text:style-name="T6_10"><text:s/></text:span><text:span text:style-name="T6_11">statement</text:span><text:span text:style-name="T6_12"><text:s/></text:span><text:span text:style-name="T6_13">returns</text:span><text:span text:style-name="T6_14"><text:s/></text:span><text:span text:style-name="T6_15">False</text:span></text:p>
        </text:list-item>
        <text:list-item>
          <text:p text:style-name="P7"><text:span text:style-name="T7_1">as</text:span><text:span text:style-name="T7_2"><text:s/>-<text:s/></text:span><text:span text:style-name="T7_3">Part</text:span><text:span text:style-name="T7_4"><text:s/></text:span><text:span text:style-name="T7_5">of</text:span><text:span text:style-name="T7_6"><text:s/></text:span><text:span text:style-name="T7_7">an</text:span><text:span text:style-name="T7_8"><text:s/></text:span><text:span text:style-name="T7_9">import</text:span><text:span text:style-name="T7_10"><text:s/></text:span><text:span text:style-name="T7_11">statement</text:span><text:span text:style-name="T7_12"><text:s/>-<text:s/></text:span><text:span text:style-name="T7_13">imports</text:span><text:span text:style-name="T7_14"><text:s/></text:span><text:span text:style-name="T7_15">a</text:span><text:span text:style-name="T7_16"><text:s/></text:span><text:span text:style-name="T7_17">module</text:span><text:span text:style-name="T7_18"><text:s/></text:span><text:span text:style-name="T7_19">under</text:span><text:span text:style-name="T7_20"><text:s/></text:span><text:span text:style-name="T7_21">a</text:span><text:span text:style-name="T7_22"><text:s/></text:span><text:span text:style-name="T7_23">different</text:span><text:span text:style-name="T7_24"><text:s/></text:span><text:span text:style-name="T7_25">name</text:span></text:p>
        </text:list-item>
        <text:list-item>
          <text:p text:style-name="P8"><text:span text:style-name="T8_1">elif</text:span><text:span text:style-name="T8_2"><text:s/>-<text:s/>“</text:span><text:span text:style-name="T8_3">Else</text:span><text:span text:style-name="T8_4"><text:s/></text:span><text:span text:style-name="T8_5">if</text:span><text:span text:style-name="T8_6">”<text:s/></text:span><text:span text:style-name="T8_7">Allows</text:span><text:span text:style-name="T8_8"><text:s/></text:span><text:span text:style-name="T8_9">additional</text:span><text:span text:style-name="T8_10"><text:s/></text:span><text:span text:style-name="T8_11">if</text:span><text:span text:style-name="T8_12"><text:s/></text:span><text:span text:style-name="T8_13">gates</text:span><text:span text:style-name="T8_14"><text:s/></text:span><text:span text:style-name="T8_15">to</text:span><text:span text:style-name="T8_16"><text:s/></text:span><text:span text:style-name="T8_17">be</text:span><text:span text:style-name="T8_18"><text:s/></text:span><text:span text:style-name="T8_19">added</text:span><text:span text:style-name="T8_20"><text:s/></text:span><text:span text:style-name="T8_21">to</text:span><text:span text:style-name="T8_22"><text:s/>‘</text:span><text:span text:style-name="T8_23">if</text:span><text:span text:style-name="T8_24">’<text:s/></text:span><text:span text:style-name="T8_25">statements</text:span></text:p>
        </text:list-item>
        <text:list-item>
          <text:p text:style-name="P9"><text:span text:style-name="T9_1">global</text:span><text:span text:style-name="T9_2"><text:s/>-<text:s/></text:span><text:span text:style-name="T9_3">Allows</text:span><text:span text:style-name="T9_4"><text:s/></text:span><text:span text:style-name="T9_5">variables</text:span><text:span text:style-name="T9_6"><text:s/></text:span><text:span text:style-name="T9_7">within</text:span><text:span text:style-name="T9_8"><text:s/></text:span><text:span text:style-name="T9_9">functions</text:span><text:span text:style-name="T9_10"><text:s/></text:span><text:span text:style-name="T9_11">to</text:span><text:span text:style-name="T9_12"><text:s/></text:span><text:span text:style-name="T9_13">amend</text:span><text:span text:style-name="T9_14"><text:s/></text:span><text:span text:style-name="T9_15">values</text:span><text:span text:style-name="T9_16"><text:s/></text:span><text:span text:style-name="T9_17">of</text:span><text:span text:style-name="T9_18"><text:s/></text:span><text:span text:style-name="T9_19">that</text:span><text:span text:style-name="T9_20"><text:s/></text:span><text:span text:style-name="T9_21">variable</text:span><text:span text:style-name="T9_22"><text:s/></text:span><text:span text:style-name="T9_23">outside</text:span><text:span text:style-name="T9_24"><text:s/></text:span><text:span text:style-name="T9_25">the</text:span><text:span text:style-name="T9_26"><text:s/></text:span><text:span text:style-name="T9_27">function</text:span></text:p>
        </text:list-item>
        <text:list-item>
          <text:p text:style-name="P10"><text:span text:style-name="T10_1">or</text:span><text:span text:style-name="T10_2"><text:s/>-<text:s/></text:span><text:span text:style-name="T10_3">Boolean</text:span><text:span text:style-name="T10_4"><text:s/></text:span><text:span text:style-name="T10_5">operator</text:span><text:span text:style-name="T10_6">,<text:s/></text:span><text:span text:style-name="T10_7">returns</text:span><text:span text:style-name="T10_8"><text:s/></text:span><text:span text:style-name="T10_9">True</text:span><text:span text:style-name="T10_10"><text:s/></text:span><text:span text:style-name="T10_11">if</text:span><text:span text:style-name="T10_12"><text:s/></text:span><text:span text:style-name="T10_13">either</text:span><text:span text:style-name="T10_14"><text:s/></text:span><text:span text:style-name="T10_15">condition</text:span><text:span text:style-name="T10_16"><text:s/></text:span><text:span text:style-name="T10_17">is</text:span><text:span text:style-name="T10_18"><text:s/></text:span><text:span text:style-name="T10_19">True</text:span></text:p>
        </text:list-item>
        <text:list-item>
          <text:p text:style-name="P11"><text:span text:style-name="T11_1">with</text:span><text:span text:style-name="T11_2"><text:s/>-<text:s/></text:span><text:span text:style-name="T11_3">works</text:span><text:span text:style-name="T11_4"><text:s/></text:span><text:span text:style-name="T11_5">with</text:span><text:span text:style-name="T11_6"><text:s/></text:span><text:span text:style-name="T11_7">file</text:span><text:span text:style-name="T11_8"><text:s/></text:span><text:span text:style-name="T11_9">streams</text:span><text:span text:style-name="T11_10">,<text:s/></text:span><text:span text:style-name="T11_11">automatically</text:span><text:span text:style-name="T11_12"><text:s/></text:span><text:span text:style-name="T11_13">closes</text:span><text:span text:style-name="T11_14"><text:s/></text:span><text:span text:style-name="T11_15">the</text:span><text:span text:style-name="T11_16"><text:s/></text:span><text:span text:style-name="T11_17">file</text:span><text:span text:style-name="T11_18"><text:s/></text:span><text:span text:style-name="T11_19">stream</text:span><text:span text:style-name="T11_20"><text:s/></text:span><text:span text:style-name="T11_21">and</text:span><text:span text:style-name="T11_22"><text:s/>‘</text:span><text:span text:style-name="T11_23">cleans</text:span><text:span text:style-name="T11_24">’<text:s/></text:span><text:span text:style-name="T11_25">the</text:span><text:span text:style-name="T11_26"><text:s/></text:span><text:span text:style-name="T11_27">code</text:span><text:span text:style-name="T11_28"><text:s/></text:span><text:span text:style-name="T11_29">when</text:span><text:span text:style-name="T11_30"><text:s/></text:span><text:span text:style-name="T11_31">the</text:span><text:span text:style-name="T11_32"><text:s/></text:span><text:span text:style-name="T11_33">code</text:span><text:span text:style-name="T11_34"><text:s/>‘</text:span><text:span text:style-name="T11_35">nested</text:span><text:span text:style-name="T11_36">’<text:s/></text:span><text:span text:style-name="T11_37">under</text:span><text:span text:style-name="T11_38"><text:s/></text:span><text:span text:style-name="T11_39">it</text:span><text:span text:style-name="T11_40"><text:s/></text:span><text:span text:style-name="T11_41">finishes</text:span></text:p>
        </text:list-item>
        <text:list-item>
          <text:p text:style-name="P12"><text:span text:style-name="T12_1">assert</text:span><text:span text:style-name="T12_2"><text:s/>-<text:s/></text:span><text:span text:style-name="T12_3">Used</text:span><text:span text:style-name="T12_4"><text:s/></text:span><text:span text:style-name="T12_5">to</text:span><text:span text:style-name="T12_6"><text:s/></text:span><text:span text:style-name="T12_7">test</text:span><text:span text:style-name="T12_8"><text:s/></text:span><text:span text:style-name="T12_9">conditions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program</text:span><text:span text:style-name="T12_16"><text:s/></text:span><text:span text:style-name="T12_17">that</text:span><text:span text:style-name="T12_18"><text:s/></text:span><text:span text:style-name="T12_19">should</text:span><text:span text:style-name="T12_20"><text:s/></text:span><text:span text:style-name="T12_21">never</text:span><text:span text:style-name="T12_22"><text:s/></text:span><text:span text:style-name="T12_23">happen</text:span></text:p>
        </text:list-item>
        <text:list-item>
          <text:p text:style-name="P13"><text:span text:style-name="T13_1">else</text:span><text:span text:style-name="T13_2"><text:s/>-<text:s/></text:span><text:span text:style-name="T13_3">Closes</text:span><text:span text:style-name="T13_4"><text:s/></text:span><text:span text:style-name="T13_5">an</text:span><text:span text:style-name="T13_6"><text:s/>‘</text:span><text:span text:style-name="T13_7">if</text:span><text:span text:style-name="T13_8">’<text:s/></text:span><text:span text:style-name="T13_9">statement</text:span><text:span text:style-name="T13_10">,<text:s/></text:span><text:span text:style-name="T13_11">if</text:span><text:span text:style-name="T13_12"><text:s/></text:span><text:span text:style-name="T13_13">none</text:span><text:span text:style-name="T13_14"><text:s/></text:span><text:span text:style-name="T13_15">of</text:span><text:span text:style-name="T13_16"><text:s/></text:span><text:span text:style-name="T13_17">the</text:span><text:span text:style-name="T13_18"><text:s/>‘</text:span><text:span text:style-name="T13_19">if</text:span><text:span text:style-name="T13_20">’<text:s/></text:span><text:span text:style-name="T13_21">statement</text:span><text:span text:style-name="T13_22"><text:s/></text:span><text:span text:style-name="T13_23">conditions</text:span><text:span text:style-name="T13_24"><text:s/></text:span><text:span text:style-name="T13_25">are</text:span><text:span text:style-name="T13_26"><text:s/></text:span><text:span text:style-name="T13_27">met</text:span><text:span text:style-name="T13_28"><text:s/></text:span><text:span text:style-name="T13_29">runs</text:span><text:span text:style-name="T13_30"><text:s/></text:span><text:span text:style-name="T13_31">the</text:span><text:span text:style-name="T13_32"><text:s/></text:span><text:span text:style-name="T13_33">code</text:span><text:span text:style-name="T13_34"><text:s/></text:span><text:span text:style-name="T13_35">nested</text:span><text:span text:style-name="T13_36"><text:s/></text:span><text:span text:style-name="T13_37">underneath</text:span></text:p>
        </text:list-item>
        <text:list-item>
          <text:p text:style-name="P14"><text:span text:style-name="T14_1">if</text:span><text:span text:style-name="T14_2"><text:s/>-<text:s/></text:span><text:span text:style-name="T14_3">starts</text:span><text:span text:style-name="T14_4"><text:s/></text:span><text:span text:style-name="T14_5">an</text:span><text:span text:style-name="T14_6"><text:s/>‘</text:span><text:span text:style-name="T14_7">if</text:span><text:span text:style-name="T14_8">’<text:s/></text:span><text:span text:style-name="T14_9">statement</text:span><text:span text:style-name="T14_10">.<text:s/></text:span><text:span text:style-name="T14_11">If</text:span><text:span text:style-name="T14_12"><text:s/></text:span><text:span text:style-name="T14_13">the</text:span><text:span text:style-name="T14_14"><text:s/></text:span><text:span text:style-name="T14_15">condition</text:span><text:span text:style-name="T14_16"><text:s/></text:span><text:span text:style-name="T14_17">it</text:span><text:span text:style-name="T14_18"><text:s/></text:span><text:span text:style-name="T14_19">specifies</text:span><text:span text:style-name="T14_20"><text:s/></text:span><text:span text:style-name="T14_21">is</text:span><text:span text:style-name="T14_22"><text:s/></text:span><text:span text:style-name="T14_23">true</text:span><text:span text:style-name="T14_24">,<text:s/></text:span><text:span text:style-name="T14_25">runs</text:span><text:span text:style-name="T14_26"><text:s/></text:span><text:span text:style-name="T14_27">the</text:span><text:span text:style-name="T14_28"><text:s/></text:span><text:span text:style-name="T14_29">code</text:span><text:span text:style-name="T14_30"><text:s/></text:span><text:span text:style-name="T14_31">nested</text:span><text:span text:style-name="T14_32"><text:s/></text:span><text:span text:style-name="T14_33">underneath</text:span></text:p>
        </text:list-item>
        <text:list-item>
          <text:p text:style-name="P15"><text:span text:style-name="T15_1">pass</text:span><text:span text:style-name="T15_2"><text:s/>-<text:s/></text:span><text:span text:style-name="T15_3">does</text:span><text:span text:style-name="T15_4"><text:s/></text:span><text:span text:style-name="T15_5">nothing</text:span><text:span text:style-name="T15_6">,<text:s/></text:span><text:span text:style-name="T15_7">used</text:span><text:span text:style-name="T15_8"><text:s/></text:span><text:span text:style-name="T15_9">to</text:span><text:span text:style-name="T15_10"><text:s/></text:span><text:span text:style-name="T15_11">skip</text:span><text:span text:style-name="T15_12"><text:s/></text:span><text:span text:style-name="T15_13">functions</text:span><text:span text:style-name="T15_14"><text:s/></text:span><text:span text:style-name="T15_15">that</text:span><text:span text:style-name="T15_16"><text:s/></text:span><text:span text:style-name="T15_17">haven</text:span><text:span text:style-name="T15_18">’</text:span><text:span text:style-name="T15_19">t</text:span><text:span text:style-name="T15_20"><text:s/></text:span><text:span text:style-name="T15_21">been</text:span><text:span text:style-name="T15_22"><text:s/></text:span><text:span text:style-name="T15_23">written</text:span><text:span text:style-name="T15_24"><text:s/></text:span><text:span text:style-name="T15_25">yet</text:span></text:p>
        </text:list-item>
        <text:list-item>
          <text:p text:style-name="P16"><text:span text:style-name="T16_1">yield</text:span><text:span text:style-name="T16_2"><text:s/>-<text:s/></text:span><text:span text:style-name="T16_3">used</text:span><text:span text:style-name="T16_4"><text:s/></text:span><text:span text:style-name="T16_5">with</text:span><text:span text:style-name="T16_6"><text:s/></text:span><text:span text:style-name="T16_7">generators</text:span><text:span text:style-name="T16_8">,<text:s/></text:span><text:span text:style-name="T16_9">exits</text:span><text:span text:style-name="T16_10"><text:s/></text:span><text:span text:style-name="T16_11">the</text:span><text:span text:style-name="T16_12"><text:s/></text:span><text:span text:style-name="T16_13">generator</text:span><text:span text:style-name="T16_14"><text:s/></text:span><text:span text:style-name="T16_15">and</text:span><text:span text:style-name="T16_16"><text:s/></text:span><text:span text:style-name="T16_17">returns</text:span><text:span text:style-name="T16_18"><text:s/></text:span><text:span text:style-name="T16_19">a</text:span><text:span text:style-name="T16_20"><text:s/></text:span><text:span text:style-name="T16_21">value</text:span></text:p>
        </text:list-item>
        <text:list-item>
          <text:p text:style-name="P17"><text:span text:style-name="T17_1">break</text:span><text:span text:style-name="T17_2"><text:s/>-<text:s/></text:span><text:span text:style-name="T17_3">used</text:span><text:span text:style-name="T17_4"><text:s/></text:span><text:span text:style-name="T17_5">to</text:span><text:span text:style-name="T17_6"><text:s/></text:span><text:span text:style-name="T17_7">interrupt</text:span><text:span text:style-name="T17_8"><text:s/></text:span><text:span text:style-name="T17_9">a</text:span><text:span text:style-name="T17_10"><text:s/></text:span><text:span text:style-name="T17_11">cycle</text:span><text:span text:style-name="T17_12">.</text:span></text:p>
        </text:list-item>
        <text:list-item>
          <text:p text:style-name="P18"><text:span text:style-name="T18_1">except</text:span><text:span text:style-name="T18_2"><text:s/>-<text:s/></text:span><text:span text:style-name="T18_3">part</text:span><text:span text:style-name="T18_4"><text:s/></text:span><text:span text:style-name="T18_5">of</text:span><text:span text:style-name="T18_6"><text:s/></text:span><text:span text:style-name="T18_7">a</text:span><text:span text:style-name="T18_8"><text:s/>‘</text:span><text:span text:style-name="T18_9">try</text:span><text:span text:style-name="T18_10">’<text:s/></text:span><text:span text:style-name="T18_11">statement</text:span><text:span text:style-name="T18_12">.<text:s/></text:span><text:span text:style-name="T18_13">If</text:span><text:span text:style-name="T18_14"><text:s/></text:span><text:span text:style-name="T18_15">an</text:span><text:span text:style-name="T18_16"><text:s/></text:span><text:span text:style-name="T18_17">exception</text:span><text:span text:style-name="T18_18"><text:s/></text:span><text:span text:style-name="T18_19">is</text:span><text:span text:style-name="T18_20"><text:s/></text:span><text:span text:style-name="T18_21">raised</text:span><text:span text:style-name="T18_22"><text:s/></text:span><text:span text:style-name="T18_23">it</text:span><text:span text:style-name="T18_24"><text:s/></text:span><text:span text:style-name="T18_25">executes</text:span><text:span text:style-name="T18_26"><text:s/></text:span><text:span text:style-name="T18_27">code</text:span><text:span text:style-name="T18_28"><text:s/></text:span><text:span text:style-name="T18_29">nested</text:span><text:span text:style-name="T18_30"><text:s/></text:span><text:span text:style-name="T18_31">underneath</text:span></text:p>
        </text:list-item>
        <text:list-item>
          <text:p text:style-name="P19"><text:span text:style-name="T19_1">import</text:span><text:span text:style-name="T19_2"><text:s/>-<text:s/></text:span><text:span text:style-name="T19_3">part</text:span><text:span text:style-name="T19_4"><text:s/></text:span><text:span text:style-name="T19_5">of</text:span><text:span text:style-name="T19_6"><text:s/></text:span><text:span text:style-name="T19_7">an</text:span><text:span text:style-name="T19_8"><text:s/></text:span><text:span text:style-name="T19_9">import</text:span><text:span text:style-name="T19_10"><text:s/></text:span><text:span text:style-name="T19_11">statement</text:span><text:span text:style-name="T19_12"><text:s/></text:span><text:span text:style-name="T19_13">imports</text:span><text:span text:style-name="T19_14"><text:s/></text:span><text:span text:style-name="T19_15">a</text:span><text:span text:style-name="T19_16"><text:s/></text:span><text:span text:style-name="T19_17">specific</text:span><text:span text:style-name="T19_18"><text:s/></text:span><text:span text:style-name="T19_19">function</text:span></text:p>
        </text:list-item>
        <text:list-item>
          <text:p text:style-name="P20"><text:span text:style-name="T20_1">print</text:span><text:span text:style-name="T20_2"><text:s/>-<text:s/></text:span><text:span text:style-name="T20_3">displays</text:span><text:span text:style-name="T20_4"><text:s/></text:span><text:span text:style-name="T20_5">on</text:span><text:span text:style-name="T20_6"><text:s/></text:span><text:span text:style-name="T20_7">screen</text:span></text:p>
        </text:list-item>
        <text:list-item>
          <text:p text:style-name="P21"><text:span text:style-name="T21_1">class</text:span><text:span text:style-name="T21_2"><text:s/>-<text:s/></text:span><text:span text:style-name="T21_3">creates</text:span><text:span text:style-name="T21_4"><text:s/></text:span><text:span text:style-name="T21_5">new</text:span><text:span text:style-name="T21_6"><text:s/></text:span><text:span text:style-name="T21_7">user</text:span><text:span text:style-name="T21_8"><text:s/></text:span><text:span text:style-name="T21_9">defined</text:span><text:span text:style-name="T21_10"><text:s/></text:span><text:span text:style-name="T21_11">objects</text:span><text:span text:style-name="T21_12"><text:s/>(</text:span><text:span text:style-name="T21_13">important</text:span><text:span text:style-name="T21_14">!)</text:span></text:p>
        </text:list-item>
        <text:list-item>
          <text:p text:style-name="P22"><text:span text:style-name="T22_1">exec</text:span><text:span text:style-name="T22_2"><text:s/>-<text:s/></text:span><text:span text:style-name="T22_3">executes</text:span><text:span text:style-name="T22_4"><text:s/></text:span><text:span text:style-name="T22_5">python</text:span><text:span text:style-name="T22_6"><text:s/></text:span><text:span text:style-name="T22_7">code</text:span><text:span text:style-name="T22_8"><text:s/></text:span><text:span text:style-name="T22_9">dynamically</text:span></text:p>
        </text:list-item>
        <text:list-item>
          <text:p text:style-name="P23"><text:span text:style-name="T23_1">in</text:span><text:span text:style-name="T23_2"><text:s/>-<text:s/></text:span><text:span text:style-name="T23_3">part</text:span><text:span text:style-name="T23_4"><text:s/></text:span><text:span text:style-name="T23_5">of</text:span><text:span text:style-name="T23_6"><text:s/></text:span><text:span text:style-name="T23_7">a</text:span><text:span text:style-name="T23_8"><text:s/></text:span><text:span text:style-name="T23_9">for</text:span><text:span text:style-name="T23_10"><text:s/></text:span><text:span text:style-name="T23_11">statement</text:span><text:span text:style-name="T23_12">,<text:s/></text:span><text:span text:style-name="T23_13">tests</text:span><text:span text:style-name="T23_14"><text:s/></text:span><text:span text:style-name="T23_15">to</text:span><text:span text:style-name="T23_16"><text:s/></text:span><text:span text:style-name="T23_17">see</text:span><text:span text:style-name="T23_18"><text:s/></text:span><text:span text:style-name="T23_19">if</text:span><text:span text:style-name="T23_20"><text:s/></text:span><text:span text:style-name="T23_21">a</text:span><text:span text:style-name="T23_22"><text:s/></text:span><text:span text:style-name="T23_23">value</text:span><text:span text:style-name="T23_24"><text:s/></text:span><text:span text:style-name="T23_25">exists</text:span><text:span text:style-name="T23_26"><text:s/></text:span><text:span text:style-name="T23_27">in</text:span><text:span text:style-name="T23_28"><text:s/></text:span><text:span text:style-name="T23_29">a</text:span><text:span text:style-name="T23_30"><text:s/></text:span><text:span text:style-name="T23_31">list</text:span></text:p>
        </text:list-item>
        <text:list-item>
          <text:p text:style-name="P24"><text:span text:style-name="T24_1">raise</text:span><text:span text:style-name="T24_2"><text:s/>-<text:s/></text:span><text:span text:style-name="T24_3">creates</text:span><text:span text:style-name="T24_4"><text:s/></text:span><text:span text:style-name="T24_5">a</text:span><text:span text:style-name="T24_6"><text:s/></text:span><text:span text:style-name="T24_7">user</text:span><text:span text:style-name="T24_8"><text:s/></text:span><text:span text:style-name="T24_9">defined</text:span><text:span text:style-name="T24_10"><text:s/></text:span><text:span text:style-name="T24_11">exception</text:span></text:p>
        </text:list-item>
        <text:list-item>
          <text:p text:style-name="P25"><text:span text:style-name="T25_1">continue</text:span><text:span text:style-name="T25_2"><text:s/>-<text:s/></text:span><text:span text:style-name="T25_3">interrupts</text:span><text:span text:style-name="T25_4"><text:s/></text:span><text:span text:style-name="T25_5">the</text:span><text:span text:style-name="T25_6"><text:s/></text:span><text:span text:style-name="T25_7">current</text:span><text:span text:style-name="T25_8"><text:s/></text:span><text:span text:style-name="T25_9">cycle</text:span><text:span text:style-name="T25_10"><text:s/></text:span><text:span text:style-name="T25_11">without</text:span><text:span text:style-name="T25_12"><text:s/></text:span><text:span text:style-name="T25_13">jumping</text:span><text:span text:style-name="T25_14"><text:s/></text:span><text:span text:style-name="T25_15">out</text:span><text:span text:style-name="T25_16"><text:s/></text:span><text:span text:style-name="T25_17">of</text:span><text:span text:style-name="T25_18"><text:s/></text:span><text:span text:style-name="T25_19">the</text:span><text:span text:style-name="T25_20"><text:s/></text:span><text:span text:style-name="T25_21">whole</text:span><text:span text:style-name="T25_22"><text:s/></text:span><text:span text:style-name="T25_23">cycle</text:span><text:span text:style-name="T25_24"><text:s/></text:span><text:span text:style-name="T25_25">a</text:span><text:span text:style-name="T25_26"><text:s/></text:span><text:span text:style-name="T25_27">new</text:span><text:span text:style-name="T25_28"><text:s/></text:span><text:span text:style-name="T25_29">cycle</text:span><text:span text:style-name="T25_30"><text:s/></text:span><text:span text:style-name="T25_31">will</text:span><text:span text:style-name="T25_32"><text:s/></text:span><text:span text:style-name="T25_33">begin</text:span></text:p>
        </text:list-item>
        <text:list-item>
          <text:p text:style-name="P26"><text:span text:style-name="T26_1">finally</text:span><text:span text:style-name="T26_2"><text:s/>-<text:s/></text:span><text:span text:style-name="T26_3">cleans</text:span><text:span text:style-name="T26_4"><text:s/></text:span><text:span text:style-name="T26_5">up</text:span><text:span text:style-name="T26_6"><text:s/></text:span><text:span text:style-name="T26_7">resources</text:span><text:span text:style-name="T26_8"><text:s/></text:span><text:span text:style-name="T26_9">at</text:span><text:span text:style-name="T26_10"><text:s/></text:span><text:span text:style-name="T26_11">the</text:span><text:span text:style-name="T26_12"><text:s/></text:span><text:span text:style-name="T26_13">end</text:span><text:span text:style-name="T26_14"><text:s/></text:span><text:span text:style-name="T26_15">of</text:span><text:span text:style-name="T26_16"><text:s/></text:span><text:span text:style-name="T26_17">a</text:span><text:span text:style-name="T26_18"><text:s/></text:span><text:span text:style-name="T26_19">try</text:span><text:span text:style-name="T26_20"><text:s/></text:span><text:span text:style-name="T26_21">statement</text:span></text:p>
        </text:list-item>
        <text:list-item>
          <text:p text:style-name="P27"><text:span text:style-name="T27_1">is</text:span><text:span text:style-name="T27_2"><text:s/>-<text:s/></text:span><text:span text:style-name="T27_3">boolean</text:span><text:span text:style-name="T27_4"><text:s/></text:span><text:span text:style-name="T27_5">operator</text:span><text:span text:style-name="T27_6">,<text:s/></text:span><text:span text:style-name="T27_7">tests</text:span><text:span text:style-name="T27_8"><text:s/></text:span><text:span text:style-name="T27_9">for</text:span><text:span text:style-name="T27_10"><text:s/></text:span><text:span text:style-name="T27_11">object</text:span><text:span text:style-name="T27_12"><text:s/></text:span><text:span text:style-name="T27_13">identity</text:span></text:p>
        </text:list-item>
        <text:list-item>
          <text:p text:style-name="P28"><text:span text:style-name="T28_1">return</text:span><text:span text:style-name="T28_2"><text:s/>-<text:s/></text:span><text:span text:style-name="T28_3">returns</text:span><text:span text:style-name="T28_4"><text:s/></text:span><text:span text:style-name="T28_5">a</text:span><text:span text:style-name="T28_6"><text:s/></text:span><text:span text:style-name="T28_7">value</text:span><text:span text:style-name="T28_8"><text:s/></text:span><text:span text:style-name="T28_9">after</text:span><text:span text:style-name="T28_10"><text:s/></text:span><text:span text:style-name="T28_11">a</text:span><text:span text:style-name="T28_12"><text:s/></text:span><text:span text:style-name="T28_13">function</text:span></text:p>
        </text:list-item>
        <text:list-item>
          <text:p text:style-name="P29"><text:span text:style-name="T29_1">def</text:span><text:span text:style-name="T29_2"><text:s/>-<text:s/></text:span><text:span text:style-name="T29_3">start</text:span><text:span text:style-name="T29_4"><text:s/></text:span><text:span text:style-name="T29_5">of</text:span><text:span text:style-name="T29_6"><text:s/></text:span><text:span text:style-name="T29_7">a</text:span><text:span text:style-name="T29_8"><text:s/></text:span><text:span text:style-name="T29_9">function</text:span><text:span text:style-name="T29_10"><text:s/></text:span><text:span text:style-name="T29_11">statement</text:span></text:p>
        </text:list-item>
        <text:list-item>
          <text:p text:style-name="P30"><text:span text:style-name="T30_1">for</text:span><text:span text:style-name="T30_2"><text:s/>-<text:s/></text:span><text:span text:style-name="T30_3">starts</text:span><text:span text:style-name="T30_4"><text:s/></text:span><text:span text:style-name="T30_5">a</text:span><text:span text:style-name="T30_6"><text:s/></text:span><text:span text:style-name="T30_7">for</text:span><text:span text:style-name="T30_8"><text:s/></text:span><text:span text:style-name="T30_9">loop</text:span></text:p>
        </text:list-item>
        <text:list-item>
          <text:p text:style-name="P31"><text:span text:style-name="T31_1">lambda</text:span><text:span text:style-name="T31_2"><text:s/>-<text:s/></text:span><text:span text:style-name="T31_3">creates</text:span><text:span text:style-name="T31_4"><text:s/></text:span><text:span text:style-name="T31_5">an</text:span><text:span text:style-name="T31_6"><text:s/></text:span><text:span text:style-name="T31_7">anonymous</text:span><text:span text:style-name="T31_8"><text:s/></text:span><text:span text:style-name="T31_9">function</text:span><text:span text:style-name="T31_10"><text:s/>-<text:s/></text:span><text:span text:style-name="T31_11">a</text:span><text:span text:style-name="T31_12"><text:s/></text:span><text:span text:style-name="T31_13">function</text:span><text:span text:style-name="T31_14"><text:s/></text:span><text:span text:style-name="T31_15">not</text:span><text:span text:style-name="T31_16"><text:s/></text:span><text:span text:style-name="T31_17">bound</text:span><text:span text:style-name="T31_18"><text:s/></text:span><text:span text:style-name="T31_19">to</text:span><text:span text:style-name="T31_20"><text:s/></text:span><text:span text:style-name="T31_21">a</text:span><text:span text:style-name="T31_22"><text:s/></text:span><text:span text:style-name="T31_23">specific</text:span><text:span text:style-name="T31_24"><text:s/></text:span><text:span text:style-name="T31_25">name</text:span></text:p>
        </text:list-item>
        <text:list-item>
          <text:p text:style-name="P32"><text:span text:style-name="T32_1">try</text:span><text:span text:style-name="T32_2"><text:s/>-<text:s/></text:span><text:span text:style-name="T32_3">used</text:span><text:span text:style-name="T32_4"><text:s/></text:span><text:span text:style-name="T32_5">to</text:span><text:span text:style-name="T32_6"><text:s/></text:span><text:span text:style-name="T32_7">handle</text:span><text:span text:style-name="T32_8"><text:s/></text:span><text:span text:style-name="T32_9">exceptions</text:span><text:span text:style-name="T32_10">,<text:s/></text:span><text:span text:style-name="T32_11">if</text:span><text:span text:style-name="T32_12"><text:s/></text:span><text:span text:style-name="T32_13">no</text:span><text:span text:style-name="T32_14"><text:s/></text:span><text:span text:style-name="T32_15">exception</text:span><text:span text:style-name="T32_16"><text:s/></text:span><text:span text:style-name="T32_17">is</text:span><text:span text:style-name="T32_18"><text:s/></text:span><text:span text:style-name="T32_19">raised</text:span><text:span text:style-name="T32_20"><text:s/></text:span><text:span text:style-name="T32_21">it</text:span><text:span text:style-name="T32_22"><text:s/></text:span><text:span text:style-name="T32_23">ends</text:span><text:span text:style-name="T32_24">.<text:s/></text:span><text:span text:style-name="T32_25">If</text:span><text:span text:style-name="T32_26"><text:s/></text:span><text:span text:style-name="T32_27">one</text:span><text:span text:style-name="T32_28"><text:s/></text:span><text:span text:style-name="T32_29">is</text:span><text:span text:style-name="T32_30"><text:s/></text:span><text:span text:style-name="T32_31">then</text:span><text:span text:style-name="T32_32"><text:s/></text:span><text:span text:style-name="T32_33">it</text:span><text:span text:style-name="T32_34"><text:s/></text:span><text:span text:style-name="T32_35">runs</text:span><text:span text:style-name="T32_36"><text:s/></text:span><text:span text:style-name="T32_37">the</text:span><text:span text:style-name="T32_38"><text:s/></text:span><text:span text:style-name="T32_39">except</text:span><text:span text:style-name="T32_40"><text:s/></text:span><text:span text:style-name="T32_41">code</text:span><text:span text:style-name="T32_42"><text:s/></text:span><text:span text:style-name="T32_43">underneath</text:span></text:p>
        </text:list-item>
      </text:list>
      <text:h text:style-name="P33" text:outline-level="10"><text:bookmark-start text:name="h.dn7qyod4mv1p"/><text:bookmark-end text:name="h.dn7qyod4mv1p"/><text:span text:style-name="T33_1">Data</text:span><text:span text:style-name="T33_2"><text:s/></text:span><text:span text:style-name="T33_3">Types</text:span></text:h>
      <text:p text:style-name="P34"><text:span text:style-name="T34_1">For</text:span><text:span text:style-name="T34_2"><text:s/></text:span><text:span text:style-name="T34_3">data</text:span><text:span text:style-name="T34_4"><text:s/></text:span><text:span text:style-name="T34_5">types</text:span><text:span text:style-name="T34_6">,<text:s/></text:span><text:span text:style-name="T34_7">write</text:span><text:span text:style-name="T34_8"><text:s/></text:span><text:span text:style-name="T34_9">out</text:span><text:span text:style-name="T34_10"><text:s/></text:span><text:span text:style-name="T34_11">what</text:span><text:span text:style-name="T34_12"><text:s/></text:span><text:span text:style-name="T34_13">makes</text:span><text:span text:style-name="T34_14"><text:s/></text:span><text:span text:style-name="T34_15">up</text:span><text:span text:style-name="T34_16"><text:s/></text:span><text:span text:style-name="T34_17">each</text:span><text:span text:style-name="T34_18"><text:s/></text:span><text:span text:style-name="T34_19">one</text:span><text:span text:style-name="T34_20">.<text:s/></text:span><text:span text:style-name="T34_21">For</text:span><text:span text:style-name="T34_22"><text:s/></text:span><text:span text:style-name="T34_23">example</text:span><text:span text:style-name="T34_24">,<text:s/></text:span><text:span text:style-name="T34_25">with</text:span><text:span text:style-name="T34_26"><text:s/></text:span><text:span text:style-name="T34_27">strings</text:span><text:span text:style-name="T34_28"><text:s/></text:span><text:span text:style-name="T34_29">write</text:span><text:span text:style-name="T34_30"><text:s/></text:span><text:span text:style-name="T34_31">out</text:span><text:span text:style-name="T34_32"><text:s/></text:span><text:span text:style-name="T34_33">how</text:span><text:span text:style-name="T34_34"><text:s/></text:span><text:span text:style-name="T34_35">you</text:span><text:span text:style-name="T34_36"><text:s/></text:span><text:span text:style-name="T34_37">create</text:span><text:span text:style-name="T34_38"><text:s/></text:span><text:span text:style-name="T34_39">a</text:span><text:span text:style-name="T34_40"><text:s/></text:span><text:span text:style-name="T34_41">string</text:span><text:span text:style-name="T34_42">.<text:s/></text:span><text:span text:style-name="T34_43">For</text:span><text:span text:style-name="T34_44"><text:s/></text:span><text:span text:style-name="T34_45">numbers</text:span><text:span text:style-name="T34_46"><text:s/></text:span><text:span text:style-name="T34_47">write</text:span><text:span text:style-name="T34_48"><text:s/></text:span><text:span text:style-name="T34_49">out</text:span><text:span text:style-name="T34_50"><text:s/></text:span><text:span text:style-name="T34_51">a</text:span><text:span text:style-name="T34_52"><text:s/></text:span><text:span text:style-name="T34_53">few</text:span><text:span text:style-name="T34_54"><text:s/></text:span><text:span text:style-name="T34_55">numbers</text:span><text:span text:style-name="T34_56">.</text:span></text:p>
      <text:list text:style-name="LS2" xml:id="list31">
        <text:list-item>
          <text:p text:style-name="P35"><text:span text:style-name="T35_1">True</text:span><text:span text:style-name="T35_2"><text:s/>-<text:s/></text:span><text:span text:style-name="T35_3">Boolean</text:span><text:span text:style-name="T35_4"><text:s/></text:span><text:span text:style-name="T35_5">data</text:span><text:span text:style-name="T35_6"><text:s/></text:span><text:span text:style-name="T35_7">type</text:span><text:span text:style-name="T35_8">,<text:s/></text:span><text:span text:style-name="T35_9">often</text:span><text:span text:style-name="T35_10"><text:s/></text:span><text:span text:style-name="T35_11">used</text:span><text:span text:style-name="T35_12"><text:s/></text:span><text:span text:style-name="T35_13">to</text:span><text:span text:style-name="T35_14"><text:s/></text:span><text:span text:style-name="T35_15">check</text:span><text:span text:style-name="T35_16"><text:s/></text:span><text:span text:style-name="T35_17">a</text:span><text:span text:style-name="T35_18"><text:s/></text:span><text:span text:style-name="T35_19">condition</text:span></text:p>
        </text:list-item>
        <text:list-item>
          <text:p text:style-name="P36"><text:span text:style-name="T36_1">False</text:span><text:span text:style-name="T36_2"><text:s/>-<text:s/>“”</text:span></text:p>
        </text:list-item>
        <text:list-item>
          <text:p text:style-name="P37"><text:span text:style-name="T37_1">None</text:span><text:span text:style-name="T37_2"><text:s/>-<text:s/></text:span><text:span text:style-name="T37_3">Created</text:span><text:span text:style-name="T37_4"><text:s/></text:span><text:span text:style-name="T37_5">by</text:span><text:span text:style-name="T37_6"><text:s/></text:span><text:span text:style-name="T37_7">a</text:span><text:span text:style-name="T37_8"><text:s/></text:span><text:span text:style-name="T37_9">pass</text:span><text:span text:style-name="T37_10"><text:s/></text:span><text:span text:style-name="T37_11">keyword</text:span><text:span text:style-name="T37_12"><text:s/></text:span><text:span text:style-name="T37_13">in</text:span><text:span text:style-name="T37_14"><text:s/></text:span><text:span text:style-name="T37_15">a</text:span><text:span text:style-name="T37_16"><text:s/></text:span><text:span text:style-name="T37_17">function</text:span><text:span text:style-name="T37_18">.<text:s/></text:span><text:span text:style-name="T37_19">Stands</text:span><text:span text:style-name="T37_20"><text:s/></text:span><text:span text:style-name="T37_21">for</text:span><text:span text:style-name="T37_22"><text:s/></text:span><text:span text:style-name="T37_23">non</text:span><text:span text:style-name="T37_24">-</text:span><text:span text:style-name="T37_25">existant</text:span><text:span text:style-name="T37_26"><text:s/></text:span><text:span text:style-name="T37_27">data</text:span></text:p>
        </text:list-item>
        <text:list-item>
          <text:p text:style-name="P38"><text:span text:style-name="T38_1">strings</text:span><text:span text:style-name="T38_2"><text:s/>-<text:s/></text:span><text:span text:style-name="T38_3">Data</text:span><text:span text:style-name="T38_4"><text:s/></text:span><text:span text:style-name="T38_5">type</text:span><text:span text:style-name="T38_6"><text:s/></text:span><text:span text:style-name="T38_7">representing</text:span><text:span text:style-name="T38_8"><text:s/></text:span><text:span text:style-name="T38_9">textual</text:span><text:span text:style-name="T38_10"><text:s/></text:span><text:span text:style-name="T38_11">data</text:span><text:span text:style-name="T38_12">,<text:s/></text:span><text:span text:style-name="T38_13">created</text:span><text:span text:style-name="T38_14"><text:s/></text:span><text:span text:style-name="T38_15">by</text:span><text:span text:style-name="T38_16"><text:s/></text:span><text:span text:style-name="T38_17">enclosing</text:span><text:span text:style-name="T38_18"><text:s/></text:span><text:span text:style-name="T38_19">text</text:span><text:span text:style-name="T38_20"><text:s/></text:span><text:span text:style-name="T38_21">in</text:span><text:span text:style-name="T38_22"><text:s/>“”,<text:s/>‘’<text:s/></text:span><text:span text:style-name="T38_23">or</text:span><text:span text:style-name="T38_24"><text:s/>“””<text:s/>“””<text:s/></text:span><text:span text:style-name="T38_25">quotes</text:span></text:p>
        </text:list-item>
        <text:list-item>
          <text:p text:style-name="P39"><text:span text:style-name="T39_1">numbers</text:span><text:span text:style-name="T39_2"><text:s/>-<text:s/></text:span><text:span text:style-name="T39_3">Can</text:span><text:span text:style-name="T39_4"><text:s/></text:span><text:span text:style-name="T39_5">be</text:span><text:span text:style-name="T39_6"><text:s/></text:span><text:span text:style-name="T39_7">integers</text:span><text:span text:style-name="T39_8">,<text:s/></text:span><text:span text:style-name="T39_9">floating</text:span><text:span text:style-name="T39_10"><text:s/></text:span><text:span text:style-name="T39_11">point</text:span><text:span text:style-name="T39_12"><text:s/></text:span><text:span text:style-name="T39_13">values</text:span><text:span text:style-name="T39_14"><text:s/></text:span><text:span text:style-name="T39_15">or</text:span><text:span text:style-name="T39_16"><text:s/></text:span><text:span text:style-name="T39_17">complex</text:span><text:span text:style-name="T39_18"><text:s/></text:span><text:span text:style-name="T39_19">numbers</text:span><text:span text:style-name="T39_20">.<text:s/></text:span><text:span text:style-name="T39_21">Integers</text:span><text:span text:style-name="T39_22"><text:s/></text:span><text:span text:style-name="T39_23">are</text:span><text:span text:style-name="T39_24"><text:s/></text:span><text:span text:style-name="T39_25">numbers</text:span><text:span text:style-name="T39_26"><text:s/></text:span><text:span text:style-name="T39_27">with</text:span><text:span text:style-name="T39_28"><text:s/></text:span><text:span text:style-name="T39_29">no</text:span><text:span text:style-name="T39_30"><text:s/></text:span><text:span text:style-name="T39_31">decimals</text:span><text:span text:style-name="T39_32">.<text:s/></text:span><text:span text:style-name="T39_33">E</text:span><text:span text:style-name="T39_34">.</text:span><text:span text:style-name="T39_35">g</text:span><text:span text:style-name="T39_36">.<text:s/>5</text:span></text:p>
        </text:list-item>
        <text:list-item>
          <text:p text:style-name="P40"><text:span text:style-name="T40_1">floats</text:span><text:span text:style-name="T40_2"><text:s/>-<text:s/></text:span><text:span text:style-name="T40_3">represent</text:span><text:span text:style-name="T40_4"><text:s/>‘</text:span><text:span text:style-name="T40_5">real</text:span><text:span text:style-name="T40_6">’<text:s/></text:span><text:span text:style-name="T40_7">numbers</text:span><text:span text:style-name="T40_8"><text:s/></text:span><text:span text:style-name="T40_9">in</text:span><text:span text:style-name="T40_10"><text:s/></text:span><text:span text:style-name="T40_11">computing</text:span><text:span text:style-name="T40_12"><text:s/></text:span><text:span text:style-name="T40_13">e</text:span><text:span text:style-name="T40_14">.</text:span><text:span text:style-name="T40_15">g</text:span><text:span text:style-name="T40_16">.<text:s/></text:span><text:span text:style-name="T40_17">with</text:span><text:span text:style-name="T40_18"><text:s/></text:span><text:span text:style-name="T40_19">a</text:span><text:span text:style-name="T40_20"><text:s/></text:span><text:span text:style-name="T40_21">decimal</text:span><text:span text:style-name="T40_22"><text:s/>(5.5)</text:span></text:p>
        </text:list-item>
        <text:list-item>
          <text:p text:style-name="P41"><text:span text:style-name="T41_1">lists</text:span><text:span text:style-name="T41_2"><text:s/>-<text:s/></text:span><text:span text:style-name="T41_3">created</text:span><text:span text:style-name="T41_4"><text:s/></text:span><text:span text:style-name="T41_5">by</text:span><text:span text:style-name="T41_6"><text:s/></text:span><text:span text:style-name="T41_7">enclosing</text:span><text:span text:style-name="T41_8"><text:s/></text:span><text:span text:style-name="T41_9">data</text:span><text:span text:style-name="T41_10"><text:s/></text:span><text:span text:style-name="T41_11">seperated</text:span><text:span text:style-name="T41_12"><text:s/></text:span><text:span text:style-name="T41_13">by</text:span><text:span text:style-name="T41_14"><text:s/></text:span><text:span text:style-name="T41_15">commas</text:span><text:span text:style-name="T41_16"><text:s/></text:span><text:span text:style-name="T41_17">in</text:span><text:span text:style-name="T41_18"><text:s/></text:span><text:span text:style-name="T41_19">square</text:span><text:span text:style-name="T41_20"><text:s/></text:span><text:span text:style-name="T41_21">brackets</text:span><text:span text:style-name="T41_22"><text:s/>[]<text:s/>-<text:s/></text:span><text:span text:style-name="T41_23">e</text:span><text:span text:style-name="T41_24">.</text:span><text:span text:style-name="T41_25">g</text:span><text:span text:style-name="T41_26">.<text:s/>[1,<text:s/>2,<text:s/>3,<text:s/>4,<text:s/>5]<text:s/></text:span><text:span text:style-name="T41_27">can</text:span><text:span text:style-name="T41_28"><text:s/></text:span><text:span text:style-name="T41_29">contain</text:span><text:span text:style-name="T41_30"><text:s/></text:span><text:span text:style-name="T41_31">numeric</text:span><text:span text:style-name="T41_32"><text:s/></text:span><text:span text:style-name="T41_33">or</text:span><text:span text:style-name="T41_34"><text:s/></text:span><text:span text:style-name="T41_35">textual</text:span><text:span text:style-name="T41_36"><text:s/></text:span><text:span text:style-name="T41_37">data</text:span><text:span text:style-name="T41_38">.</text:span></text:p>
        </text:list-item>
      </text:list>
      <text:h text:style-name="P42" text:outline-level="10"><text:bookmark-start text:name="h.k8d1so1e6jsr"/><text:bookmark-end text:name="h.k8d1so1e6jsr"/><text:span text:style-name="T42_1">String</text:span><text:span text:style-name="T42_2"><text:s/></text:span><text:span text:style-name="T42_3">Escape</text:span><text:span text:style-name="T42_4"><text:s/></text:span><text:span text:style-name="T42_5">Sequences</text:span></text:h>
      <text:p text:style-name="P43"><text:span text:style-name="T43_1">For</text:span><text:span text:style-name="T43_2"><text:s/></text:span><text:span text:style-name="T43_3">string</text:span><text:span text:style-name="T43_4"><text:s/></text:span><text:span text:style-name="T43_5">escape</text:span><text:span text:style-name="T43_6"><text:s/></text:span><text:span text:style-name="T43_7">sequences</text:span><text:span text:style-name="T43_8">,<text:s/></text:span><text:span text:style-name="T43_9">use</text:span><text:span text:style-name="T43_10"><text:s/></text:span><text:span text:style-name="T43_11">them</text:span><text:span text:style-name="T43_12"><text:s/></text:span><text:span text:style-name="T43_13">in</text:span><text:span text:style-name="T43_14"><text:s/></text:span><text:span text:style-name="T43_15">strings</text:span><text:span text:style-name="T43_16"><text:s/></text:span><text:span text:style-name="T43_17">to</text:span><text:span text:style-name="T43_18"><text:s/></text:span><text:span text:style-name="T43_19">make</text:span><text:span text:style-name="T43_20"><text:s/></text:span><text:span text:style-name="T43_21">sure</text:span><text:span text:style-name="T43_22"><text:s/></text:span><text:span text:style-name="T43_23">they</text:span><text:span text:style-name="T43_24"><text:s/></text:span><text:span text:style-name="T43_25">do</text:span><text:span text:style-name="T43_26"><text:s/></text:span><text:span text:style-name="T43_27">what</text:span><text:span text:style-name="T43_28"><text:s/></text:span><text:span text:style-name="T43_29">you</text:span><text:span text:style-name="T43_30"><text:s/></text:span><text:span text:style-name="T43_31">think</text:span><text:span text:style-name="T43_32"><text:s/></text:span><text:span text:style-name="T43_33">they</text:span><text:span text:style-name="T43_34"><text:s/></text:span><text:span text:style-name="T43_35">do</text:span><text:span text:style-name="T43_36">.</text:span></text:p>
      <text:list text:style-name="LS3" xml:id="list38">
        <text:list-item>
          <text:p text:style-name="P44"><text:span text:style-name="T44_1">\\<text:s/>-<text:s/></text:span><text:span text:style-name="T44_2">allows</text:span><text:span text:style-name="T44_3"><text:s/></text:span><text:span text:style-name="T44_4">you</text:span><text:span text:style-name="T44_5"><text:s/></text:span><text:span text:style-name="T44_6">to</text:span><text:span text:style-name="T44_7"><text:s/></text:span><text:span text:style-name="T44_8">include</text:span><text:span text:style-name="T44_9"><text:s/></text:span><text:span text:style-name="T44_10">a</text:span><text:span text:style-name="T44_11"><text:s/></text:span><text:span text:style-name="T44_12">backslash</text:span></text:p>
        </text:list-item>
        <text:list-item>
          <text:p text:style-name="P45"><text:span text:style-name="T45_1">\'<text:s/>-<text:s/></text:span><text:span text:style-name="T45_2">single</text:span><text:span text:style-name="T45_3"><text:s/></text:span><text:span text:style-name="T45_4">quote</text:span></text:p>
        </text:list-item>
        <text:list-item>
          <text:p text:style-name="P46"><text:span text:style-name="T46_1">\"<text:s/>-<text:s/></text:span><text:span text:style-name="T46_2">double</text:span><text:span text:style-name="T46_3"><text:s/></text:span><text:span text:style-name="T46_4">quote</text:span></text:p>
        </text:list-item>
        <text:list-item>
          <text:p text:style-name="P47"><text:span text:style-name="T47_1">\</text:span><text:span text:style-name="T47_2">a</text:span><text:span text:style-name="T47_3"><text:s/>-<text:s/></text:span><text:span text:style-name="T47_4">ASCII</text:span><text:span text:style-name="T47_5"><text:s/></text:span><text:span text:style-name="T47_6">Bell</text:span><text:span text:style-name="T47_7"><text:s/>(</text:span><text:span text:style-name="T47_8">originally</text:span><text:span text:style-name="T47_9"><text:s/></text:span><text:span text:style-name="T47_10">used</text:span><text:span text:style-name="T47_11"><text:s/></text:span><text:span text:style-name="T47_12">to</text:span><text:span text:style-name="T47_13"><text:s/></text:span><text:span text:style-name="T47_14">send</text:span><text:span text:style-name="T47_15"><text:s/></text:span><text:span text:style-name="T47_16">a</text:span><text:span text:style-name="T47_17"><text:s/></text:span><text:span text:style-name="T47_18">ring</text:span><text:span text:style-name="T47_19"><text:s/></text:span><text:span text:style-name="T47_20">on</text:span><text:span text:style-name="T47_21"><text:s/></text:span><text:span text:style-name="T47_22">a</text:span><text:span text:style-name="T47_23"><text:s/></text:span><text:span text:style-name="T47_24">ticker</text:span><text:span text:style-name="T47_25"><text:s/></text:span><text:span text:style-name="T47_26">tape</text:span><text:span text:style-name="T47_27">)</text:span></text:p>
        </text:list-item>
        <text:list-item>
          <text:p text:style-name="P48"><text:span text:style-name="T48_1">\</text:span><text:span text:style-name="T48_2">b</text:span><text:span text:style-name="T48_3"><text:s/>-<text:s/></text:span><text:span text:style-name="T48_4">backspace</text:span></text:p>
        </text:list-item>
        <text:list-item>
          <text:p text:style-name="P49"><text:span text:style-name="T49_1">\</text:span><text:span text:style-name="T49_2">f</text:span><text:span text:style-name="T49_3"><text:s/>-<text:s/></text:span><text:span text:style-name="T49_4">ASCII</text:span><text:span text:style-name="T49_5"><text:s/></text:span><text:span text:style-name="T49_6">formfeed</text:span><text:span text:style-name="T49_7"><text:s/></text:span><text:span text:style-name="T49_8">may</text:span><text:span text:style-name="T49_9"><text:s/></text:span><text:span text:style-name="T49_10">be</text:span><text:span text:style-name="T49_11"><text:s/></text:span><text:span text:style-name="T49_12">present</text:span><text:span text:style-name="T49_13"><text:s/></text:span><text:span text:style-name="T49_14">at</text:span><text:span text:style-name="T49_15"><text:s/></text:span><text:span text:style-name="T49_16">the</text:span><text:span text:style-name="T49_17"><text:s/></text:span><text:span text:style-name="T49_18">start</text:span><text:span text:style-name="T49_19"><text:s/></text:span><text:span text:style-name="T49_20">of</text:span><text:span text:style-name="T49_21"><text:s/></text:span><text:span text:style-name="T49_22">a</text:span><text:span text:style-name="T49_23"><text:s/></text:span><text:span text:style-name="T49_24">line</text:span><text:span text:style-name="T49_25"><text:s/></text:span><text:span text:style-name="T49_26">and</text:span><text:span text:style-name="T49_27"><text:s/></text:span><text:span text:style-name="T49_28">will</text:span><text:span text:style-name="T49_29"><text:s/></text:span><text:span text:style-name="T49_30">be</text:span><text:span text:style-name="T49_31"><text:s/></text:span><text:span text:style-name="T49_32">ifgnored</text:span><text:span text:style-name="T49_33"><text:s/></text:span><text:span text:style-name="T49_34">for</text:span><text:span text:style-name="T49_35"><text:s/></text:span><text:span text:style-name="T49_36">nesting</text:span><text:span text:style-name="T49_37"><text:s/></text:span><text:span text:style-name="T49_38">purposes</text:span></text:p>
        </text:list-item>
        <text:list-item>
          <text:p text:style-name="P50"><text:span text:style-name="T50_1">\</text:span><text:span text:style-name="T50_2">n</text:span><text:span text:style-name="T50_3"><text:s/>-<text:s/></text:span><text:span text:style-name="T50_4">new</text:span><text:span text:style-name="T50_5"><text:s/></text:span><text:span text:style-name="T50_6">line</text:span></text:p>
        </text:list-item>
        <text:list-item>
          <text:p text:style-name="P51"><text:span text:style-name="T51_1">\</text:span><text:span text:style-name="T51_2">r</text:span><text:span text:style-name="T51_3"><text:s/>-<text:s/></text:span><text:span text:style-name="T51_4">carriage</text:span><text:span text:style-name="T51_5"><text:s/></text:span><text:span text:style-name="T51_6">return</text:span></text:p>
        </text:list-item>
        <text:list-item>
          <text:p text:style-name="P52"><text:span text:style-name="T52_1">\</text:span><text:span text:style-name="T52_2">t</text:span><text:span text:style-name="T52_3"><text:s/>-<text:s/></text:span><text:span text:style-name="T52_4">indents</text:span><text:span text:style-name="T52_5"><text:s/></text:span><text:span text:style-name="T52_6">text</text:span><text:span text:style-name="T52_7"><text:s/>(</text:span><text:span text:style-name="T52_8">tab</text:span><text:span text:style-name="T52_9">)</text:span></text:p>
        </text:list-item>
        <text:list-item>
          <text:p text:style-name="P53"><text:span text:style-name="T53_1">\</text:span><text:span text:style-name="T53_2">v</text:span><text:span text:style-name="T53_3"><text:s/>-<text:s/></text:span><text:span text:style-name="T53_4">vertical</text:span><text:span text:style-name="T53_5"><text:s/></text:span><text:span text:style-name="T53_6">tab</text:span></text:p>
        </text:list-item>
      </text:list>
      <text:h text:style-name="P54" text:outline-level="10"><text:bookmark-start text:name="h.3ap406n5zxyi"/><text:bookmark-end text:name="h.3ap406n5zxyi"/></text:h>
      <text:h text:style-name="P55" text:outline-level="10"><text:bookmark-start text:name="h.qioa337n7zjn"/><text:bookmark-end text:name="h.qioa337n7zjn"/><text:bookmark-start text:name="h.1qxdgv34p2mv"/><text:bookmark-end text:name="h.1qxdgv34p2mv"/><text:span text:style-name="T55_1">String</text:span><text:span text:style-name="T55_2"><text:s/></text:span><text:span text:style-name="T55_3">Formats</text:span></text:h>
      <text:p text:style-name="P56"><text:span text:style-name="T56_1">Same</text:span><text:span text:style-name="T56_2"><text:s/></text:span><text:span text:style-name="T56_3">thing</text:span><text:span text:style-name="T56_4"><text:s/></text:span><text:span text:style-name="T56_5">for</text:span><text:span text:style-name="T56_6"><text:s/></text:span><text:span text:style-name="T56_7">string</text:span><text:span text:style-name="T56_8"><text:s/></text:span><text:span text:style-name="T56_9">formats</text:span><text:span text:style-name="T56_10">:<text:s/></text:span><text:span text:style-name="T56_11">use</text:span><text:span text:style-name="T56_12"><text:s/></text:span><text:span text:style-name="T56_13">them</text:span><text:span text:style-name="T56_14"><text:s/></text:span><text:span text:style-name="T56_15">in</text:span><text:span text:style-name="T56_16"><text:s/></text:span><text:span text:style-name="T56_17">some</text:span><text:span text:style-name="T56_18"><text:s/></text:span><text:span text:style-name="T56_19">strings</text:span><text:span text:style-name="T56_20"><text:s/></text:span><text:span text:style-name="T56_21">to</text:span><text:span text:style-name="T56_22"><text:s/></text:span><text:span text:style-name="T56_23">know</text:span><text:span text:style-name="T56_24"><text:s/></text:span><text:span text:style-name="T56_25">what</text:span><text:span text:style-name="T56_26"><text:s/></text:span><text:span text:style-name="T56_27">they</text:span><text:span text:style-name="T56_28"><text:s/></text:span><text:span text:style-name="T56_29">do</text:span><text:span text:style-name="T56_30">.</text:span></text:p>
      <text:list text:style-name="LS4" xml:id="list48">
        <text:list-item>
          <text:p text:style-name="P57"><text:span text:style-name="T57_1">%</text:span><text:span text:style-name="T57_2">d</text:span><text:span text:style-name="T57_3"><text:s/>-<text:s/></text:span><text:span text:style-name="T57_4">integer</text:span></text:p>
        </text:list-item>
        <text:list-item>
          <text:p text:style-name="P58"><text:span text:style-name="T58_1">%</text:span><text:span text:style-name="T58_2">i</text:span><text:span text:style-name="T58_3"><text:s/>-<text:s/></text:span><text:span text:style-name="T58_4">integer</text:span></text:p>
        </text:list-item>
        <text:list-item>
          <text:p text:style-name="P59"><text:span text:style-name="T59_1">%</text:span><text:span text:style-name="T59_2">o</text:span><text:span text:style-name="T59_3"><text:s/>-<text:s/></text:span><text:span text:style-name="T59_4">octal</text:span><text:span text:style-name="T59_5"><text:s/></text:span><text:span text:style-name="T59_6">value</text:span></text:p>
        </text:list-item>
        <text:list-item>
          <text:p text:style-name="P60"><text:span text:style-name="T60_1">%</text:span><text:span text:style-name="T60_2">u</text:span><text:span text:style-name="T60_3"><text:s/>-<text:s/></text:span><text:span text:style-name="T60_4">identical</text:span><text:span text:style-name="T60_5"><text:s/></text:span><text:span text:style-name="T60_6">to</text:span><text:span text:style-name="T60_7"><text:s/></text:span><text:span text:style-name="T60_8">d</text:span><text:span text:style-name="T60_9"><text:s/>(</text:span><text:span text:style-name="T60_10">integer</text:span><text:span text:style-name="T60_11">)</text:span></text:p>
        </text:list-item>
        <text:list-item>
          <text:p text:style-name="P61"><text:span text:style-name="T61_1">%</text:span><text:span text:style-name="T61_2">x</text:span><text:span text:style-name="T61_3"><text:s/>-<text:s/></text:span><text:span text:style-name="T61_4">hexadecimal</text:span><text:span text:style-name="T61_5"><text:s/></text:span><text:span text:style-name="T61_6">value</text:span><text:span text:style-name="T61_7"><text:s/>(</text:span><text:span text:style-name="T61_8">lowercase</text:span><text:span text:style-name="T61_9">)</text:span></text:p>
        </text:list-item>
        <text:list-item>
          <text:p text:style-name="P62"><text:span text:style-name="T62_1">%</text:span><text:span text:style-name="T62_2">X</text:span><text:span text:style-name="T62_3"><text:s/>-<text:s/></text:span><text:span text:style-name="T62_4">hexadecimal</text:span><text:span text:style-name="T62_5"><text:s/></text:span><text:span text:style-name="T62_6">value</text:span><text:span text:style-name="T62_7"><text:s/>(</text:span><text:span text:style-name="T62_8">uppercase</text:span><text:span text:style-name="T62_9">)</text:span></text:p>
        </text:list-item>
        <text:list-item>
          <text:p text:style-name="P63"><text:span text:style-name="T63_1">%</text:span><text:span text:style-name="T63_2">e</text:span><text:span text:style-name="T63_3"><text:s/>-<text:s/></text:span><text:span text:style-name="T63_4">floating</text:span><text:span text:style-name="T63_5"><text:s/></text:span><text:span text:style-name="T63_6">point</text:span><text:span text:style-name="T63_7"><text:s/></text:span><text:span text:style-name="T63_8">exponential</text:span><text:span text:style-name="T63_9"><text:s/></text:span><text:span text:style-name="T63_10">format</text:span><text:span text:style-name="T63_11"><text:s/>(</text:span><text:span text:style-name="T63_12">lowercase</text:span><text:span text:style-name="T63_13">)</text:span></text:p>
        </text:list-item>
        <text:list-item>
          <text:p text:style-name="P64"><text:span text:style-name="T64_1">%</text:span><text:span text:style-name="T64_2">E</text:span><text:span text:style-name="T64_3"><text:s/>-<text:s/></text:span><text:span text:style-name="T64_4">floating</text:span><text:span text:style-name="T64_5"><text:s/></text:span><text:span text:style-name="T64_6">point</text:span><text:span text:style-name="T64_7"><text:s/></text:span><text:span text:style-name="T64_8">exponential</text:span><text:span text:style-name="T64_9"><text:s/></text:span><text:span text:style-name="T64_10">format</text:span><text:span text:style-name="T64_11"><text:s/>(</text:span><text:span text:style-name="T64_12">uppercase</text:span><text:span text:style-name="T64_13">)</text:span></text:p>
        </text:list-item>
        <text:list-item>
          <text:p text:style-name="P65"><text:span text:style-name="T65_1">%</text:span><text:span text:style-name="T65_2">f</text:span><text:span text:style-name="T65_3"><text:s/>-<text:s/></text:span><text:span text:style-name="T65_4">floating</text:span><text:span text:style-name="T65_5"><text:s/></text:span><text:span text:style-name="T65_6">point</text:span><text:span text:style-name="T65_7"><text:s/></text:span><text:span text:style-name="T65_8">decimal</text:span><text:span text:style-name="T65_9"><text:s/></text:span><text:span text:style-name="T65_10">format</text:span><text:span text:style-name="T65_11"><text:s/>(</text:span><text:span text:style-name="T65_12">lowercase</text:span><text:span text:style-name="T65_13">)</text:span></text:p>
        </text:list-item>
        <text:list-item>
          <text:p text:style-name="P66"><text:span text:style-name="T66_1">%</text:span><text:span text:style-name="T66_2">F</text:span><text:span text:style-name="T66_3"><text:s/>-<text:s/></text:span><text:span text:style-name="T66_4">floating</text:span><text:span text:style-name="T66_5"><text:s/></text:span><text:span text:style-name="T66_6">point</text:span><text:span text:style-name="T66_7"><text:s/></text:span><text:span text:style-name="T66_8">decimal</text:span><text:span text:style-name="T66_9"><text:s/></text:span><text:span text:style-name="T66_10">format</text:span><text:span text:style-name="T66_11"><text:s/>(</text:span><text:span text:style-name="T66_12">uppercase</text:span><text:span text:style-name="T66_13">)</text:span></text:p>
        </text:list-item>
        <text:list-item>
          <text:p text:style-name="P67"><text:span text:style-name="T67_1">%</text:span><text:span text:style-name="T67_2">g</text:span><text:span text:style-name="T67_3"><text:s/>-<text:s/></text:span><text:span text:style-name="T67_4">Floating</text:span><text:span text:style-name="T67_5"><text:s/></text:span><text:span text:style-name="T67_6">point</text:span><text:span text:style-name="T67_7"><text:s/></text:span><text:span text:style-name="T67_8">format</text:span><text:span text:style-name="T67_9">.<text:s/></text:span><text:span text:style-name="T67_10">Uses</text:span><text:span text:style-name="T67_11"><text:s/></text:span><text:span text:style-name="T67_12">lowercase</text:span><text:span text:style-name="T67_13"><text:s/></text:span><text:span text:style-name="T67_14">exponential</text:span><text:span text:style-name="T67_15"><text:s/></text:span><text:span text:style-name="T67_16">format</text:span><text:span text:style-name="T67_17"><text:s/></text:span><text:span text:style-name="T67_18">if</text:span><text:span text:style-name="T67_19"><text:s/></text:span><text:span text:style-name="T67_20">exponent</text:span><text:span text:style-name="T67_21"><text:s/></text:span><text:span text:style-name="T67_22">is</text:span><text:span text:style-name="T67_23"><text:s/></text:span><text:span text:style-name="T67_24">less</text:span><text:span text:style-name="T67_25"><text:s/></text:span><text:span text:style-name="T67_26">than</text:span><text:span text:style-name="T67_27"><text:s/>-4<text:s/></text:span><text:span text:style-name="T67_28">or</text:span><text:span text:style-name="T67_29"><text:s/></text:span><text:span text:style-name="T67_30">not</text:span><text:span text:style-name="T67_31"><text:s/></text:span><text:span text:style-name="T67_32">less</text:span><text:span text:style-name="T67_33"><text:s/></text:span><text:span text:style-name="T67_34">than</text:span><text:span text:style-name="T67_35"><text:s/></text:span><text:span text:style-name="T67_36">precision</text:span><text:span text:style-name="T67_37">,<text:s/></text:span><text:span text:style-name="T67_38">decimal</text:span><text:span text:style-name="T67_39"><text:s/></text:span><text:span text:style-name="T67_40">format</text:span><text:span text:style-name="T67_41"><text:s/></text:span><text:span text:style-name="T67_42">otherwise</text:span><text:span text:style-name="T67_43">.</text:span></text:p>
        </text:list-item>
        <text:list-item>
          <text:p text:style-name="P68"><text:span text:style-name="T68_1">%</text:span><text:span text:style-name="T68_2">G</text:span><text:span text:style-name="T68_3"><text:s/>-<text:s/></text:span><text:span text:style-name="T68_4">Floating</text:span><text:span text:style-name="T68_5"><text:s/></text:span><text:span text:style-name="T68_6">point</text:span><text:span text:style-name="T68_7"><text:s/></text:span><text:span text:style-name="T68_8">format</text:span><text:span text:style-name="T68_9">.<text:s/></text:span><text:span text:style-name="T68_10">Uses</text:span><text:span text:style-name="T68_11"><text:s/></text:span><text:span text:style-name="T68_12">uppercase</text:span><text:span text:style-name="T68_13"><text:s/></text:span><text:span text:style-name="T68_14">exponential</text:span><text:span text:style-name="T68_15"><text:s/></text:span><text:span text:style-name="T68_16">format</text:span><text:span text:style-name="T68_17"><text:s/></text:span><text:span text:style-name="T68_18">if</text:span><text:span text:style-name="T68_19"><text:s/></text:span><text:span text:style-name="T68_20">exponent</text:span><text:span text:style-name="T68_21"><text:s/></text:span><text:span text:style-name="T68_22">is</text:span><text:span text:style-name="T68_23"><text:s/></text:span><text:span text:style-name="T68_24">less</text:span><text:span text:style-name="T68_25"><text:s/></text:span><text:span text:style-name="T68_26">than</text:span><text:span text:style-name="T68_27"><text:s/>-4<text:s/></text:span><text:span text:style-name="T68_28">or</text:span><text:span text:style-name="T68_29"><text:s/></text:span><text:span text:style-name="T68_30">not</text:span><text:span text:style-name="T68_31"><text:s/></text:span><text:span text:style-name="T68_32">less</text:span><text:span text:style-name="T68_33"><text:s/></text:span><text:span text:style-name="T68_34">than</text:span><text:span text:style-name="T68_35"><text:s/></text:span><text:span text:style-name="T68_36">precision</text:span><text:span text:style-name="T68_37">,<text:s/></text:span><text:span text:style-name="T68_38">decimal</text:span><text:span text:style-name="T68_39"><text:s/></text:span><text:span text:style-name="T68_40">format</text:span><text:span text:style-name="T68_41"><text:s/></text:span><text:span text:style-name="T68_42">otherwise</text:span><text:span text:style-name="T68_43">.</text:span></text:p>
        </text:list-item>
        <text:list-item>
          <text:p text:style-name="P69"><text:span text:style-name="T69_1">%</text:span><text:span text:style-name="T69_2">c</text:span><text:span text:style-name="T69_3"><text:s/>-<text:s/></text:span><text:span text:style-name="T69_4">Single</text:span><text:span text:style-name="T69_5"><text:s/></text:span><text:span text:style-name="T69_6">character</text:span><text:span text:style-name="T69_7"><text:s/>(</text:span><text:span text:style-name="T69_8">accepts</text:span><text:span text:style-name="T69_9"><text:s/></text:span><text:span text:style-name="T69_10">integer</text:span><text:span text:style-name="T69_11"><text:s/></text:span><text:span text:style-name="T69_12">or</text:span><text:span text:style-name="T69_13"><text:s/></text:span><text:span text:style-name="T69_14">single</text:span><text:span text:style-name="T69_15"><text:s/></text:span><text:span text:style-name="T69_16">character</text:span><text:span text:style-name="T69_17"><text:s/></text:span><text:span text:style-name="T69_18">string</text:span><text:span text:style-name="T69_19">).</text:span></text:p>
        </text:list-item>
        <text:list-item>
          <text:p text:style-name="P70"><text:span text:style-name="T70_1">%</text:span><text:span text:style-name="T70_2">r</text:span><text:span text:style-name="T70_3"><text:s/>-<text:s/></text:span><text:span text:style-name="T70_4">String</text:span><text:span text:style-name="T70_5"><text:s/>(</text:span><text:span text:style-name="T70_6">converts</text:span><text:span text:style-name="T70_7"><text:s/></text:span><text:span text:style-name="T70_8">any</text:span><text:span text:style-name="T70_9"><text:s/></text:span><text:span text:style-name="T70_10">Python</text:span><text:span text:style-name="T70_11"><text:s/></text:span><text:span text:style-name="T70_12">object</text:span><text:span text:style-name="T70_13"><text:s/></text:span><text:span text:style-name="T70_14">using</text:span><text:span text:style-name="T70_15"><text:a xlink:type="simple" xlink:href="http://docs.python.org/2/library/functions.html#func-repr"><text:span text:style-name="T70_16"><text:s/></text:span></text:a></text:span><text:span text:style-name="T70_17"><text:a xlink:type="simple" xlink:href="http://docs.python.org/2/library/functions.html#func-repr"><text:span text:style-name="T70_18">repr</text:span></text:a></text:span><text:span text:style-name="T70_19"><text:a xlink:type="simple" xlink:href="http://docs.python.org/2/library/functions.html#func-repr"><text:span text:style-name="T70_20">()</text:span></text:a></text:span><text:span text:style-name="T70_21">).</text:span></text:p>
        </text:list-item>
        <text:list-item>
          <text:p text:style-name="P71"><text:span text:style-name="T71_1">%</text:span><text:span text:style-name="T71_2">s</text:span><text:span text:style-name="T71_3"><text:s/>-<text:s/></text:span><text:span text:style-name="T71_4">String</text:span><text:span text:style-name="T71_5"><text:s/>(</text:span><text:span text:style-name="T71_6">converts</text:span><text:span text:style-name="T71_7"><text:s/></text:span><text:span text:style-name="T71_8">any</text:span><text:span text:style-name="T71_9"><text:s/></text:span><text:span text:style-name="T71_10">Python</text:span><text:span text:style-name="T71_11"><text:s/></text:span><text:span text:style-name="T71_12">object</text:span><text:span text:style-name="T71_13"><text:s/></text:span><text:span text:style-name="T71_14">using</text:span><text:span text:style-name="T71_15"><text:a xlink:type="simple" xlink:href="http://docs.python.org/2/library/functions.html#str"><text:span text:style-name="T71_16"><text:s/></text:span></text:a></text:span><text:span text:style-name="T71_17"><text:a xlink:type="simple" xlink:href="http://docs.python.org/2/library/functions.html#str"><text:span text:style-name="T71_18">str</text:span></text:a></text:span><text:span text:style-name="T71_19"><text:a xlink:type="simple" xlink:href="http://docs.python.org/2/library/functions.html#str"><text:span text:style-name="T71_20">()</text:span></text:a></text:span><text:span text:style-name="T71_21">).</text:span></text:p>
        </text:list-item>
        <text:list-item>
          <text:p text:style-name="P72"><text:span text:style-name="T72_1">%%<text:s/>-<text:s/></text:span><text:span text:style-name="T72_2">No</text:span><text:span text:style-name="T72_3"><text:s/></text:span><text:span text:style-name="T72_4">argument</text:span><text:span text:style-name="T72_5"><text:s/></text:span><text:span text:style-name="T72_6">is</text:span><text:span text:style-name="T72_7"><text:s/></text:span><text:span text:style-name="T72_8">converted</text:span><text:span text:style-name="T72_9">,<text:s/></text:span><text:span text:style-name="T72_10">results</text:span><text:span text:style-name="T72_11"><text:s/></text:span><text:span text:style-name="T72_12">in</text:span><text:span text:style-name="T72_13"><text:s/></text:span><text:span text:style-name="T72_14">a</text:span><text:span text:style-name="T72_15"><text:s/>'%'<text:s/></text:span><text:span text:style-name="T72_16">character</text:span><text:span text:style-name="T72_17"><text:s/></text:span><text:span text:style-name="T72_18">in</text:span><text:span text:style-name="T72_19"><text:s/></text:span><text:span text:style-name="T72_20">the</text:span><text:span text:style-name="T72_21"><text:s/></text:span><text:span text:style-name="T72_22">result</text:span><text:span text:style-name="T72_23">.</text:span></text:p>
        </text:list-item>
      </text:list>
      <text:h text:style-name="P73" text:outline-level="10"><text:bookmark-start text:name="h.ygu9gcbg9bs6"/><text:bookmark-end text:name="h.ygu9gcbg9bs6"/></text:h>
      <text:h text:style-name="P74" text:outline-level="10"><text:bookmark-start text:name="h.capfsb60e7uh"/><text:bookmark-end text:name="h.capfsb60e7uh"/><text:bookmark-start text:name="h.xdm5va56e55c"/><text:bookmark-end text:name="h.xdm5va56e55c"/><text:span text:style-name="T74_1">Operators</text:span></text:h>
      <text:p text:style-name="P75"><text:span text:style-name="T75_1">Some</text:span><text:span text:style-name="T75_2"><text:s/></text:span><text:span text:style-name="T75_3">of</text:span><text:span text:style-name="T75_4"><text:s/></text:span><text:span text:style-name="T75_5">these</text:span><text:span text:style-name="T75_6"><text:s/></text:span><text:span text:style-name="T75_7">may</text:span><text:span text:style-name="T75_8"><text:s/></text:span><text:span text:style-name="T75_9">be</text:span><text:span text:style-name="T75_10"><text:s/></text:span><text:span text:style-name="T75_11">unfamiliar</text:span><text:span text:style-name="T75_12"><text:s/></text:span><text:span text:style-name="T75_13">to</text:span><text:span text:style-name="T75_14"><text:s/></text:span><text:span text:style-name="T75_15">you</text:span><text:span text:style-name="T75_16">,<text:s/></text:span><text:span text:style-name="T75_17">but</text:span><text:span text:style-name="T75_18"><text:s/></text:span><text:span text:style-name="T75_19">look</text:span><text:span text:style-name="T75_20"><text:s/></text:span><text:span text:style-name="T75_21">them</text:span><text:span text:style-name="T75_22"><text:s/></text:span><text:span text:style-name="T75_23">up</text:span><text:span text:style-name="T75_24"><text:s/></text:span><text:span text:style-name="T75_25">anyway</text:span><text:span text:style-name="T75_26">.<text:s/></text:span><text:span text:style-name="T75_27">Find</text:span><text:span text:style-name="T75_28"><text:s/></text:span><text:span text:style-name="T75_29">out</text:span><text:span text:style-name="T75_30"><text:s/></text:span><text:span text:style-name="T75_31">what</text:span><text:span text:style-name="T75_32"><text:s/></text:span><text:span text:style-name="T75_33">they</text:span><text:span text:style-name="T75_34"><text:s/></text:span><text:span text:style-name="T75_35">do</text:span><text:span text:style-name="T75_36">,<text:s/></text:span><text:span text:style-name="T75_37">and</text:span><text:span text:style-name="T75_38"><text:s/></text:span><text:span text:style-name="T75_39">if</text:span><text:span text:style-name="T75_40"><text:s/></text:span><text:span text:style-name="T75_41">you</text:span><text:span text:style-name="T75_42"><text:s/></text:span><text:span text:style-name="T75_43">still</text:span><text:span text:style-name="T75_44"><text:s/></text:span><text:span text:style-name="T75_45">can</text:span><text:span text:style-name="T75_46">'</text:span><text:span text:style-name="T75_47">t</text:span><text:span text:style-name="T75_48"><text:s/></text:span><text:span text:style-name="T75_49">figure</text:span><text:span text:style-name="T75_50"><text:s/></text:span><text:span text:style-name="T75_51">it</text:span><text:span text:style-name="T75_52"><text:s/></text:span><text:span text:style-name="T75_53">out</text:span><text:span text:style-name="T75_54">,<text:s/></text:span><text:span text:style-name="T75_55">save</text:span><text:span text:style-name="T75_56"><text:s/></text:span><text:span text:style-name="T75_57">it</text:span><text:span text:style-name="T75_58"><text:s/></text:span><text:span text:style-name="T75_59">for</text:span><text:span text:style-name="T75_60"><text:s/></text:span><text:span text:style-name="T75_61">later</text:span><text:span text:style-name="T75_62">.</text:span></text:p>
      <text:list text:style-name="LS5" xml:id="list64">
        <text:list-item>
          <text:p text:style-name="P76"><text:span text:style-name="T76_1">+<text:s/>-<text:s/></text:span><text:span text:style-name="T76_2">adds</text:span><text:span text:style-name="T76_3"><text:s/></text:span><text:span text:style-name="T76_4">two</text:span><text:span text:style-name="T76_5"><text:s/></text:span><text:span text:style-name="T76_6">values</text:span></text:p>
        </text:list-item>
        <text:list-item>
          <text:p text:style-name="P77"><text:span text:style-name="T77_1">-<text:s text:c="3"/>-<text:s/></text:span><text:span text:style-name="T77_2">subtracts</text:span><text:span text:style-name="T77_3"><text:s/></text:span><text:span text:style-name="T77_4">values</text:span></text:p>
        </text:list-item>
        <text:list-item>
          <text:p text:style-name="P78"><text:span text:style-name="T78_1">*<text:s/>-<text:s/></text:span><text:span text:style-name="T78_2">multiplies</text:span><text:span text:style-name="T78_3"><text:s/></text:span><text:span text:style-name="T78_4">values</text:span></text:p>
        </text:list-item>
        <text:list-item>
          <text:p text:style-name="P79"><text:span text:style-name="T79_1">**<text:s/>-<text:s/></text:span><text:span text:style-name="T79_2">to</text:span><text:span text:style-name="T79_3"><text:s/></text:span><text:span text:style-name="T79_4">the</text:span><text:span text:style-name="T79_5"><text:s/></text:span><text:span text:style-name="T79_6">power</text:span><text:span text:style-name="T79_7"><text:s/></text:span><text:span text:style-name="T79_8">of</text:span></text:p>
        </text:list-item>
        <text:list-item>
          <text:p text:style-name="P80"><text:span text:style-name="T80_1">/<text:s/>-<text:s/></text:span><text:span text:style-name="T80_2">division</text:span></text:p>
        </text:list-item>
        <text:list-item>
          <text:p text:style-name="P81"><text:span text:style-name="T81_1">//<text:s/>-<text:s/></text:span><text:span text:style-name="T81_2">integer</text:span><text:span text:style-name="T81_3"><text:s/></text:span><text:span text:style-name="T81_4">division</text:span></text:p>
        </text:list-item>
        <text:list-item>
          <text:p text:style-name="P82"><text:span text:style-name="T82_1">%<text:s/>-<text:s/></text:span><text:span text:style-name="T82_2">modulo</text:span></text:p>
        </text:list-item>
        <text:list-item>
          <text:p text:style-name="P83"><text:span text:style-name="T83_1">&lt;<text:s/>-<text:s/></text:span><text:span text:style-name="T83_2">less</text:span><text:span text:style-name="T83_3"><text:s/></text:span><text:span text:style-name="T83_4">than</text:span></text:p>
        </text:list-item>
        <text:list-item>
          <text:p text:style-name="P84"><text:span text:style-name="T84_1">&gt;<text:s/>-<text:s/></text:span><text:span text:style-name="T84_2">more</text:span><text:span text:style-name="T84_3"><text:s/></text:span><text:span text:style-name="T84_4">than</text:span></text:p>
        </text:list-item>
        <text:list-item>
          <text:p text:style-name="P85"><text:span text:style-name="T85_1">&lt;=<text:s/>-<text:s/></text:span><text:span text:style-name="T85_2">less</text:span><text:span text:style-name="T85_3"><text:s/></text:span><text:span text:style-name="T85_4">than</text:span><text:span text:style-name="T85_5"><text:s/></text:span><text:span text:style-name="T85_6">or</text:span><text:span text:style-name="T85_7"><text:s/></text:span><text:span text:style-name="T85_8">equal</text:span><text:span text:style-name="T85_9"><text:s/></text:span><text:span text:style-name="T85_10">to</text:span></text:p>
        </text:list-item>
        <text:list-item>
          <text:p text:style-name="P86"><text:span text:style-name="T86_1">&gt;=<text:s/>-<text:s/></text:span><text:span text:style-name="T86_2">more</text:span><text:span text:style-name="T86_3"><text:s/></text:span><text:span text:style-name="T86_4">than</text:span><text:span text:style-name="T86_5"><text:s/></text:span><text:span text:style-name="T86_6">or</text:span><text:span text:style-name="T86_7"><text:s/></text:span><text:span text:style-name="T86_8">equal</text:span><text:span text:style-name="T86_9"><text:s/></text:span><text:span text:style-name="T86_10">to</text:span></text:p>
        </text:list-item>
        <text:list-item>
          <text:p text:style-name="P87"><text:span text:style-name="T87_1">==<text:s/>-<text:s/></text:span><text:span text:style-name="T87_2">equal</text:span></text:p>
        </text:list-item>
        <text:list-item>
          <text:p text:style-name="P88"><text:span text:style-name="T88_1">!=<text:s/>-<text:s/></text:span><text:span text:style-name="T88_2">not</text:span><text:span text:style-name="T88_3"><text:s/></text:span><text:span text:style-name="T88_4">equal</text:span></text:p>
        </text:list-item>
        <text:list-item>
          <text:p text:style-name="P89"><text:span text:style-name="T89_1">&lt;&gt;<text:s/>-<text:s/></text:span><text:span text:style-name="T89_2">not</text:span><text:span text:style-name="T89_3"><text:s/></text:span><text:span text:style-name="T89_4">equal</text:span></text:p>
        </text:list-item>
        <text:list-item>
          <text:p text:style-name="P90"><text:span text:style-name="T90_1">(<text:s/>)<text:s/>-<text:s/></text:span><text:span text:style-name="T90_2">holds</text:span><text:span text:style-name="T90_3"><text:s/></text:span><text:span text:style-name="T90_4">arguments</text:span></text:p>
        </text:list-item>
        <text:list-item>
          <text:p text:style-name="P91"><text:span text:style-name="T91_1">[<text:s/>]<text:s/>-<text:s/></text:span><text:span text:style-name="T91_2">holds</text:span><text:span text:style-name="T91_3"><text:s/></text:span><text:span text:style-name="T91_4">a</text:span><text:span text:style-name="T91_5"><text:s/></text:span><text:span text:style-name="T91_6">list</text:span></text:p>
        </text:list-item>
        <text:list-item>
          <text:p text:style-name="P92"><text:span text:style-name="T92_1">{<text:s/>}<text:s/>-<text:s/></text:span><text:span text:style-name="T92_2">holds</text:span><text:span text:style-name="T92_3"><text:s/></text:span><text:span text:style-name="T92_4">a</text:span><text:span text:style-name="T92_5"><text:s/></text:span><text:span text:style-name="T92_6">range</text:span></text:p>
        </text:list-item>
        <text:list-item>
          <text:p text:style-name="P93"><text:span text:style-name="T93_1">@<text:s/>-<text:s/></text:span><text:span text:style-name="T93_2">class</text:span><text:span text:style-name="T93_3"><text:s/></text:span><text:span text:style-name="T93_4">function</text:span><text:span text:style-name="T93_5"><text:s/></text:span><text:span text:style-name="T93_6">and</text:span><text:span text:style-name="T93_7"><text:s/></text:span><text:span text:style-name="T93_8">object</text:span><text:span text:style-name="T93_9"><text:s/></text:span><text:span text:style-name="T93_10">decorators</text:span></text:p>
        </text:list-item>
        <text:list-item>
          <text:p text:style-name="P94"><text:span text:style-name="T94_1">,<text:s/>-<text:s/></text:span><text:span text:style-name="T94_2">concatenates</text:span><text:span text:style-name="T94_3"><text:s/></text:span><text:span text:style-name="T94_4">a</text:span><text:span text:style-name="T94_5"><text:s/></text:span><text:span text:style-name="T94_6">string</text:span><text:span text:style-name="T94_7">,<text:s/></text:span><text:span text:style-name="T94_8">separates</text:span><text:span text:style-name="T94_9"><text:s/></text:span><text:span text:style-name="T94_10">a</text:span><text:span text:style-name="T94_11"><text:s/></text:span><text:span text:style-name="T94_12">list</text:span></text:p>
        </text:list-item>
        <text:list-item>
          <text:p text:style-name="P95"><text:span text:style-name="T95_1">:<text:s/>-<text:s/></text:span><text:span text:style-name="T95_2">symbolises</text:span><text:span text:style-name="T95_3"><text:s/></text:span><text:span text:style-name="T95_4">the</text:span><text:span text:style-name="T95_5"><text:s/></text:span><text:span text:style-name="T95_6">end</text:span><text:span text:style-name="T95_7"><text:s/></text:span></text:p>
        </text:list-item>
        <text:list-item>
          <text:p text:style-name="P96"><text:span text:style-name="T96_1">.<text:s/>-<text:s/></text:span><text:span text:style-name="T96_2">runs</text:span><text:span text:style-name="T96_3"><text:s/></text:span><text:span text:style-name="T96_4">a</text:span><text:span text:style-name="T96_5"><text:s/></text:span><text:span text:style-name="T96_6">function</text:span></text:p>
        </text:list-item>
        <text:list-item>
          <text:p text:style-name="P97"><text:span text:style-name="T97_1">=<text:s/>-<text:s/></text:span><text:span text:style-name="T97_2">sets</text:span><text:span text:style-name="T97_3"><text:s/></text:span><text:span text:style-name="T97_4">a</text:span><text:span text:style-name="T97_5"><text:s/></text:span><text:span text:style-name="T97_6">variable</text:span></text:p>
        </text:list-item>
        <text:list-item>
          <text:p text:style-name="P98"><text:span text:style-name="T98_1">;<text:s/>-<text:s/></text:span><text:span text:style-name="T98_2">sets</text:span><text:span text:style-name="T98_3"><text:s/></text:span><text:span text:style-name="T98_4">a</text:span><text:span text:style-name="T98_5"><text:s/></text:span><text:span text:style-name="T98_6">new</text:span><text:span text:style-name="T98_7"><text:s/></text:span><text:span text:style-name="T98_8">line</text:span><text:span text:style-name="T98_9"><text:s/></text:span><text:span text:style-name="T98_10">in</text:span><text:span text:style-name="T98_11"><text:s/></text:span><text:span text:style-name="T98_12">python</text:span><text:span text:style-name="T98_13">,<text:s/></text:span><text:span text:style-name="T98_14">you</text:span><text:span text:style-name="T98_15"><text:s/></text:span><text:span text:style-name="T98_16">can</text:span><text:span text:style-name="T98_17"><text:s/></text:span><text:span text:style-name="T98_18">run</text:span><text:span text:style-name="T98_19"><text:s/></text:span><text:span text:style-name="T98_20">multiple</text:span><text:span text:style-name="T98_21"><text:s/></text:span><text:span text:style-name="T98_22">lines</text:span><text:span text:style-name="T98_23"><text:s/></text:span><text:span text:style-name="T98_24">of</text:span><text:span text:style-name="T98_25"><text:s/></text:span><text:span text:style-name="T98_26">code</text:span><text:span text:style-name="T98_27"><text:s/></text:span><text:span text:style-name="T98_28">in</text:span><text:span text:style-name="T98_29"><text:s/></text:span><text:span text:style-name="T98_30">one</text:span><text:span text:style-name="T98_31"><text:s/></text:span><text:span text:style-name="T98_32">line</text:span></text:p>
        </text:list-item>
        <text:list-item>
          <text:p text:style-name="P99"><text:span text:style-name="T99_1">+=<text:s/>-<text:s/></text:span><text:span text:style-name="T99_2">add</text:span><text:span text:style-name="T99_3"><text:s/></text:span><text:span text:style-name="T99_4">an</text:span><text:span text:style-name="T99_5"><text:s/></text:span><text:span text:style-name="T99_6">assignment</text:span><text:span text:style-name="T99_7"><text:s/></text:span><text:span text:style-name="T99_8">operator</text:span><text:span text:style-name="T99_9"><text:s/>(</text:span><text:span text:style-name="T99_10">sets</text:span><text:span text:style-name="T99_11"><text:s/></text:span><text:span text:style-name="T99_12">a</text:span><text:span text:style-name="T99_13"><text:s/></text:span><text:span text:style-name="T99_14">variable</text:span><text:span text:style-name="T99_15"><text:s/></text:span><text:span text:style-name="T99_16">and</text:span><text:span text:style-name="T99_17"><text:s/></text:span><text:span text:style-name="T99_18">adds</text:span><text:span text:style-name="T99_19">)</text:span></text:p>
        </text:list-item>
        <text:list-item>
          <text:p text:style-name="P100"><text:span text:style-name="T100_1">-=<text:s/>-<text:s/></text:span><text:span text:style-name="T100_2">subtract</text:span><text:span text:style-name="T100_3"><text:s/></text:span><text:span text:style-name="T100_4">and</text:span><text:span text:style-name="T100_5"><text:s/></text:span><text:span text:style-name="T100_6">assignment</text:span></text:p>
        </text:list-item>
        <text:list-item>
          <text:p text:style-name="P101"><text:span text:style-name="T101_1">*=<text:s/>-<text:s/></text:span><text:span text:style-name="T101_2">multiply</text:span><text:span text:style-name="T101_3"><text:s/></text:span><text:span text:style-name="T101_4">and</text:span><text:span text:style-name="T101_5"><text:s/></text:span><text:span text:style-name="T101_6">assignment</text:span></text:p>
        </text:list-item>
        <text:list-item>
          <text:p text:style-name="P102"><text:span text:style-name="T102_1">/=<text:s/>-<text:s/></text:span><text:span text:style-name="T102_2">divide</text:span><text:span text:style-name="T102_3"><text:s/></text:span><text:span text:style-name="T102_4">and</text:span><text:span text:style-name="T102_5"><text:s/></text:span><text:span text:style-name="T102_6">assignment</text:span></text:p>
        </text:list-item>
        <text:list-item>
          <text:p text:style-name="P103"><text:span text:style-name="T103_1">//=<text:s/>-<text:s/></text:span><text:span text:style-name="T103_2">integer</text:span><text:span text:style-name="T103_3"><text:s/></text:span><text:span text:style-name="T103_4">divide</text:span><text:span text:style-name="T103_5"><text:s/></text:span><text:span text:style-name="T103_6">and</text:span><text:span text:style-name="T103_7"><text:s/></text:span><text:span text:style-name="T103_8">assignment</text:span></text:p>
        </text:list-item>
        <text:list-item>
          <text:p text:style-name="P104"><text:span text:style-name="T104_1">%=<text:s/>-<text:s/></text:span><text:span text:style-name="T104_2">modulo</text:span><text:span text:style-name="T104_3"><text:s/></text:span><text:span text:style-name="T104_4">and</text:span><text:span text:style-name="T104_5"><text:s/></text:span><text:span text:style-name="T104_6">assignment</text:span></text:p>
        </text:list-item>
        <text:list-item>
          <text:p text:style-name="P105"><text:span text:style-name="T105_1">**=<text:s/>-<text:s/></text:span><text:span text:style-name="T105_2">power</text:span><text:span text:style-name="T105_3"><text:s/></text:span><text:span text:style-name="T105_4">of</text:span><text:span text:style-name="T105_5"><text:s/></text:span><text:span text:style-name="T105_6">and</text:span><text:span text:style-name="T105_7"><text:s/></text:span><text:span text:style-name="T105_8">assignmen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fo:color="#4a86e8" style:font-name="Verdana" fo:font-size="16pt" style:font-name-asian="Verdana" style:font-size-asian="16pt" style:font-name-complex="Verdana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color="#1155cc" style:font-name="Verdana" fo:font-size="14pt" style:font-name-asian="Verdana" style:font-size-asian="14pt" style:font-name-complex="Verdana" style:font-size-complex="14pt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fo:color="#3c78d8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style:font-name="Verdana" fo:font-size="21pt" style:font-name-asian="Verdana" style:font-size-asian="21pt" style:font-name-complex="Verdana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